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0.6851817476" calcext:value-type="float">
            <text:p>0.6851817476</text:p>
          </table:table-cell>
          <table:table-cell office:value-type="float" office:value="0.7244185812" calcext:value-type="float">
            <text:p>0.7244185812</text:p>
          </table:table-cell>
          <table:table-cell office:value-type="float" office:value="0.3291656744" calcext:value-type="float">
            <text:p>0.3291656744</text:p>
          </table:table-cell>
          <table:table-cell office:value-type="float" office:value="0.4874814727" calcext:value-type="float">
            <text:p>0.4874814727</text:p>
          </table:table-cell>
        </table:table-row>
        <table:table-row table:style-name="ro1">
          <table:table-cell office:value-type="float" office:value="0.9176468008" calcext:value-type="float">
            <text:p>0.9176468008</text:p>
          </table:table-cell>
          <table:table-cell office:value-type="float" office:value="0.6425752709" calcext:value-type="float">
            <text:p>0.6425752709</text:p>
          </table:table-cell>
          <table:table-cell office:value-type="float" office:value="0.8931163171" calcext:value-type="float">
            <text:p>0.8931163171</text:p>
          </table:table-cell>
          <table:table-cell office:value-type="float" office:value="0.74013658" calcext:value-type="float">
            <text:p>0.74013658</text:p>
          </table:table-cell>
        </table:table-row>
        <table:table-row table:style-name="ro1">
          <table:table-cell office:value-type="float" office:value="0.6926817302" calcext:value-type="float">
            <text:p>0.6926817302</text:p>
          </table:table-cell>
          <table:table-cell office:value-type="float" office:value="0.6680527566" calcext:value-type="float">
            <text:p>0.6680527566</text:p>
          </table:table-cell>
          <table:table-cell office:value-type="float" office:value="0.6612676832" calcext:value-type="float">
            <text:p>0.6612676832</text:p>
          </table:table-cell>
          <table:table-cell office:value-type="float" office:value="0.7261202781" calcext:value-type="float">
            <text:p>0.7261202781</text:p>
          </table:table-cell>
        </table:table-row>
        <table:table-row table:style-name="ro1">
          <table:table-cell office:value-type="float" office:value="0.3626093383" calcext:value-type="float">
            <text:p>0.3626093383</text:p>
          </table:table-cell>
          <table:table-cell office:value-type="float" office:value="0.551500915" calcext:value-type="float">
            <text:p>0.551500915</text:p>
          </table:table-cell>
          <table:table-cell office:value-type="float" office:value="0.6717331606" calcext:value-type="float">
            <text:p>0.6717331606</text:p>
          </table:table-cell>
          <table:table-cell office:value-type="float" office:value="0.5238290852" calcext:value-type="float">
            <text:p>0.5238290852</text:p>
          </table:table-cell>
        </table:table-row>
        <table:table-row table:style-name="ro1">
          <table:table-cell office:value-type="float" office:value="0.5390421617" calcext:value-type="float">
            <text:p>0.5390421617</text:p>
          </table:table-cell>
          <table:table-cell office:value-type="float" office:value="0.5220103757" calcext:value-type="float">
            <text:p>0.5220103757</text:p>
          </table:table-cell>
          <table:table-cell office:value-type="float" office:value="0.5372465032" calcext:value-type="float">
            <text:p>0.5372465032</text:p>
          </table:table-cell>
          <table:table-cell office:value-type="float" office:value="0.5055302612" calcext:value-type="float">
            <text:p>0.5055302612</text:p>
          </table:table-cell>
        </table:table-row>
        <table:table-row table:style-name="ro1">
          <table:table-cell office:value-type="float" office:value="0.4670260617" calcext:value-type="float">
            <text:p>0.4670260617</text:p>
          </table:table-cell>
          <table:table-cell office:value-type="float" office:value="0.4836621692" calcext:value-type="float">
            <text:p>0.4836621692</text:p>
          </table:table-cell>
          <table:table-cell office:value-type="float" office:value="0.2951394105" calcext:value-type="float">
            <text:p>0.2951394105</text:p>
          </table:table-cell>
          <table:table-cell office:value-type="float" office:value="0.1914729791" calcext:value-type="float">
            <text:p>0.1914729791</text:p>
          </table:table-cell>
        </table:table-row>
        <table:table-row table:style-name="ro1">
          <table:table-cell office:value-type="float" office:value="0.6445174446" calcext:value-type="float">
            <text:p>0.6445174446</text:p>
          </table:table-cell>
          <table:table-cell office:value-type="float" office:value="0.3363108233" calcext:value-type="float">
            <text:p>0.3363108233</text:p>
          </table:table-cell>
          <table:table-cell office:value-type="float" office:value="0.4787961811" calcext:value-type="float">
            <text:p>0.4787961811</text:p>
          </table:table-cell>
          <table:table-cell office:value-type="float" office:value="0.6617439207" calcext:value-type="float">
            <text:p>0.6617439207</text:p>
          </table:table-cell>
        </table:table-row>
        <table:table-row table:style-name="ro1">
          <table:table-cell office:value-type="float" office:value="0.2321490294" calcext:value-type="float">
            <text:p>0.23214902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07629038" calcext:value-type="float">
            <text:p>0.707629038</text:p>
          </table:table-cell>
          <table:table-cell office:value-type="float" office:value="0.3796251778" calcext:value-type="float">
            <text:p>0.379625177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931464376" calcext:value-type="float">
            <text:p>0.5931464376</text:p>
          </table:table-cell>
        </table:table-row>
        <table:table-row table:style-name="ro1">
          <table:table-cell office:value-type="float" office:value="0.8388082275" calcext:value-type="float">
            <text:p>0.8388082275</text:p>
          </table:table-cell>
          <table:table-cell office:value-type="float" office:value="0.372830608" calcext:value-type="float">
            <text:p>0.372830608</text:p>
          </table:table-cell>
          <table:table-cell office:value-type="float" office:value="0.6040470713" calcext:value-type="float">
            <text:p>0.6040470713</text:p>
          </table:table-cell>
          <table:table-cell office:value-type="float" office:value="0.6581504272" calcext:value-type="float">
            <text:p>0.6581504272</text:p>
          </table:table-cell>
        </table:table-row>
        <table:table-row table:style-name="ro1">
          <table:table-cell office:value-type="float" office:value="0.3332445339" calcext:value-type="float">
            <text:p>0.3332445339</text:p>
          </table:table-cell>
          <table:table-cell office:value-type="float" office:value="0.6837535642" calcext:value-type="float">
            <text:p>0.6837535642</text:p>
          </table:table-cell>
          <table:table-cell office:value-type="float" office:value="0.680368091" calcext:value-type="float">
            <text:p>0.680368091</text:p>
          </table:table-cell>
          <table:table-cell office:value-type="float" office:value="0.7560238118" calcext:value-type="float">
            <text:p>0.7560238118</text:p>
          </table:table-cell>
        </table:table-row>
        <table:table-row table:style-name="ro1">
          <table:table-cell office:value-type="float" office:value="0.5566338726" calcext:value-type="float">
            <text:p>0.5566338726</text:p>
          </table:table-cell>
          <table:table-cell office:value-type="float" office:value="0.3217380459" calcext:value-type="float">
            <text:p>0.3217380459</text:p>
          </table:table-cell>
          <table:table-cell office:value-type="float" office:value="0.3729159351" calcext:value-type="float">
            <text:p>0.3729159351</text:p>
          </table:table-cell>
          <table:table-cell office:value-type="float" office:value="0.2756182534" calcext:value-type="float">
            <text:p>0.2756182534</text:p>
          </table:table-cell>
        </table:table-row>
        <table:table-row table:style-name="ro1">
          <table:table-cell office:value-type="float" office:value="0.5592975238" calcext:value-type="float">
            <text:p>0.5592975238</text:p>
          </table:table-cell>
          <table:table-cell office:value-type="float" office:value="0.4240299862" calcext:value-type="float">
            <text:p>0.4240299862</text:p>
          </table:table-cell>
          <table:table-cell office:value-type="float" office:value="0.3300292232" calcext:value-type="float">
            <text:p>0.3300292232</text:p>
          </table:table-cell>
          <table:table-cell office:value-type="float" office:value="0.6203137106" calcext:value-type="float">
            <text:p>0.6203137106</text:p>
          </table:table-cell>
        </table:table-row>
        <table:table-row table:style-name="ro1">
          <table:table-cell office:value-type="float" office:value="0.5270551509" calcext:value-type="float">
            <text:p>0.5270551509</text:p>
          </table:table-cell>
          <table:table-cell office:value-type="float" office:value="0.622090227" calcext:value-type="float">
            <text:p>0.6220902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171487731" calcext:value-type="float">
            <text:p>0.3171487731</text:p>
          </table:table-cell>
          <table:table-cell office:value-type="float" office:value="0.4271487977" calcext:value-type="float">
            <text:p>0.4271487977</text:p>
          </table:table-cell>
          <table:table-cell office:value-type="float" office:value="0.1577473635" calcext:value-type="float">
            <text:p>0.1577473635</text:p>
          </table:table-cell>
          <table:table-cell office:value-type="float" office:value="0.19578499" calcext:value-type="float">
            <text:p>0.19578499</text:p>
          </table:table-cell>
        </table:table-row>
        <table:table-row table:style-name="ro1">
          <table:table-cell office:value-type="float" office:value="0.3596151306" calcext:value-type="float">
            <text:p>0.359615130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358875103" calcext:value-type="float">
            <text:p>0.7358875103</text:p>
          </table:table-cell>
          <table:table-cell office:value-type="float" office:value="0.2766450476" calcext:value-type="float">
            <text:p>0.2766450476</text:p>
          </table:table-cell>
          <table:table-cell office:value-type="float" office:value="0.5879056476" calcext:value-type="float">
            <text:p>0.587905647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455561117" calcext:value-type="float">
            <text:p>0.545556111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87089122" calcext:value-type="float">
            <text:p>0.387089122</text:p>
          </table:table-cell>
          <table:table-cell office:value-type="float" office:value="0.6436554286" calcext:value-type="float">
            <text:p>0.6436554286</text:p>
          </table:table-cell>
        </table:table-row>
        <table:table-row table:style-name="ro1">
          <table:table-cell office:value-type="float" office:value="0.471420451" calcext:value-type="float">
            <text:p>0.471420451</text:p>
          </table:table-cell>
          <table:table-cell office:value-type="float" office:value="0.676826641" calcext:value-type="float">
            <text:p>0.676826641</text:p>
          </table:table-cell>
          <table:table-cell office:value-type="float" office:value="0.5509433178" calcext:value-type="float">
            <text:p>0.5509433178</text:p>
          </table:table-cell>
          <table:table-cell office:value-type="float" office:value="0.6863291228" calcext:value-type="float">
            <text:p>0.6863291228</text:p>
          </table:table-cell>
        </table:table-row>
        <table:table-row table:style-name="ro1">
          <table:table-cell office:value-type="float" office:value="0.5440844862" calcext:value-type="float">
            <text:p>0.5440844862</text:p>
          </table:table-cell>
          <table:table-cell office:value-type="float" office:value="0.3232855844" calcext:value-type="float">
            <text:p>0.3232855844</text:p>
          </table:table-cell>
          <table:table-cell office:value-type="float" office:value="0.673963659" calcext:value-type="float">
            <text:p>0.673963659</text:p>
          </table:table-cell>
          <table:table-cell office:value-type="float" office:value="0.6829449" calcext:value-type="float">
            <text:p>0.6829449</text:p>
          </table:table-cell>
        </table:table-row>
        <table:table-row table:style-name="ro1">
          <table:table-cell office:value-type="float" office:value="0.6666931796" calcext:value-type="float">
            <text:p>0.6666931796</text:p>
          </table:table-cell>
          <table:table-cell office:value-type="float" office:value="0.3760339363" calcext:value-type="float">
            <text:p>0.3760339363</text:p>
          </table:table-cell>
          <table:table-cell office:value-type="float" office:value="0.6405227187" calcext:value-type="float">
            <text:p>0.640522718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718095795" calcext:value-type="float">
            <text:p>0.6718095795</text:p>
          </table:table-cell>
          <table:table-cell office:value-type="float" office:value="0.540885984" calcext:value-type="float">
            <text:p>0.540885984</text:p>
          </table:table-cell>
          <table:table-cell office:value-type="float" office:value="0.2423944517" calcext:value-type="float">
            <text:p>0.2423944517</text:p>
          </table:table-cell>
          <table:table-cell office:value-type="float" office:value="0.5550939553" calcext:value-type="float">
            <text:p>0.5550939553</text:p>
          </table:table-cell>
        </table:table-row>
        <table:table-row table:style-name="ro1">
          <table:table-cell office:value-type="float" office:value="0.66019089" calcext:value-type="float">
            <text:p>0.66019089</text:p>
          </table:table-cell>
          <table:table-cell office:value-type="float" office:value="0.7024907802" calcext:value-type="float">
            <text:p>0.7024907802</text:p>
          </table:table-cell>
          <table:table-cell office:value-type="float" office:value="0.7120944046" calcext:value-type="float">
            <text:p>0.7120944046</text:p>
          </table:table-cell>
          <table:table-cell office:value-type="float" office:value="0.3639832886" calcext:value-type="float">
            <text:p>0.3639832886</text:p>
          </table:table-cell>
        </table:table-row>
        <table:table-row table:style-name="ro1">
          <table:table-cell office:value-type="float" office:value="0.4045307891" calcext:value-type="float">
            <text:p>0.404530789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997566488" calcext:value-type="float">
            <text:p>0.599756648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006348556" calcext:value-type="float">
            <text:p>0.7006348556</text:p>
          </table:table-cell>
          <table:table-cell office:value-type="float" office:value="0.3758181232" calcext:value-type="float">
            <text:p>0.3758181232</text:p>
          </table:table-cell>
          <table:table-cell office:value-type="float" office:value="0.2657926967" calcext:value-type="float">
            <text:p>0.2657926967</text:p>
          </table:table-cell>
          <table:table-cell office:value-type="float" office:value="0.6613347495" calcext:value-type="float">
            <text:p>0.6613347495</text:p>
          </table:table-cell>
        </table:table-row>
        <table:table-row table:style-name="ro1">
          <table:table-cell office:value-type="float" office:value="0.2584725488" calcext:value-type="float">
            <text:p>0.258472548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07799276" calcext:value-type="float">
            <text:p>0.4207799276</text:p>
          </table:table-cell>
          <table:table-cell office:value-type="float" office:value="0.2819547938" calcext:value-type="float">
            <text:p>0.2819547938</text:p>
          </table:table-cell>
        </table:table-row>
        <table:table-row table:style-name="ro1">
          <table:table-cell office:value-type="float" office:value="0.6126572103" calcext:value-type="float">
            <text:p>0.612657210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323977131" calcext:value-type="float">
            <text:p>0.4323977131</text:p>
          </table:table-cell>
        </table:table-row>
        <table:table-row table:style-name="ro1">
          <table:table-cell office:value-type="float" office:value="0.4834227689" calcext:value-type="float">
            <text:p>0.4834227689</text:p>
          </table:table-cell>
          <table:table-cell office:value-type="float" office:value="0.6132007214" calcext:value-type="float">
            <text:p>0.6132007214</text:p>
          </table:table-cell>
          <table:table-cell office:value-type="float" office:value="0.5228233918" calcext:value-type="float">
            <text:p>0.5228233918</text:p>
          </table:table-cell>
          <table:table-cell office:value-type="float" office:value="0.4849341941" calcext:value-type="float">
            <text:p>0.4849341941</text:p>
          </table:table-cell>
        </table:table-row>
        <table:table-row table:style-name="ro1">
          <table:table-cell office:value-type="float" office:value="0.6221743837" calcext:value-type="float">
            <text:p>0.6221743837</text:p>
          </table:table-cell>
          <table:table-cell office:value-type="float" office:value="0.6018754054" calcext:value-type="float">
            <text:p>0.6018754054</text:p>
          </table:table-cell>
          <table:table-cell office:value-type="float" office:value="0.6686863782" calcext:value-type="float">
            <text:p>0.6686863782</text:p>
          </table:table-cell>
          <table:table-cell office:value-type="float" office:value="0.5892169202" calcext:value-type="float">
            <text:p>0.5892169202</text:p>
          </table:table-cell>
        </table:table-row>
        <table:table-row table:style-name="ro1">
          <table:table-cell office:value-type="float" office:value="0.5277758621" calcext:value-type="float">
            <text:p>0.5277758621</text:p>
          </table:table-cell>
          <table:table-cell office:value-type="float" office:value="0.6225581496" calcext:value-type="float">
            <text:p>0.6225581496</text:p>
          </table:table-cell>
          <table:table-cell office:value-type="float" office:value="0.6123790905" calcext:value-type="float">
            <text:p>0.6123790905</text:p>
          </table:table-cell>
          <table:table-cell office:value-type="float" office:value="0.6874950218" calcext:value-type="float">
            <text:p>0.6874950218</text:p>
          </table:table-cell>
        </table:table-row>
        <table:table-row table:style-name="ro1">
          <table:table-cell office:value-type="float" office:value="0.4985588471" calcext:value-type="float">
            <text:p>0.498558847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432458382" calcext:value-type="float">
            <text:p>0.2432458382</text:p>
          </table:table-cell>
          <table:table-cell office:value-type="float" office:value="0.1546550956" calcext:value-type="float">
            <text:p>0.15465509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907398182" calcext:value-type="float">
            <text:p>0.7907398182</text:p>
          </table:table-cell>
          <table:table-cell office:value-type="float" office:value="0.5183389852" calcext:value-type="float">
            <text:p>0.5183389852</text:p>
          </table:table-cell>
          <table:table-cell office:value-type="float" office:value="0.538894787" calcext:value-type="float">
            <text:p>0.53889478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420299537" calcext:value-type="float">
            <text:p>0.4420299537</text:p>
          </table:table-cell>
          <table:table-cell office:value-type="float" office:value="0.9678200072" calcext:value-type="float">
            <text:p>0.967820007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716484132" calcext:value-type="float">
            <text:p>0.7716484132</text:p>
          </table:table-cell>
          <table:table-cell office:value-type="float" office:value="0.5967230199" calcext:value-type="float">
            <text:p>0.5967230199</text:p>
          </table:table-cell>
          <table:table-cell office:value-type="float" office:value="0.769383822" calcext:value-type="float">
            <text:p>0.769383822</text:p>
          </table:table-cell>
          <table:table-cell office:value-type="float" office:value="0.8510194294" calcext:value-type="float">
            <text:p>0.8510194294</text:p>
          </table:table-cell>
        </table:table-row>
        <table:table-row table:style-name="ro1">
          <table:table-cell office:value-type="float" office:value="0.8851747669" calcext:value-type="float">
            <text:p>0.8851747669</text:p>
          </table:table-cell>
          <table:table-cell office:value-type="float" office:value="0.6230791495" calcext:value-type="float">
            <text:p>0.6230791495</text:p>
          </table:table-cell>
          <table:table-cell office:value-type="float" office:value="0.7139044106" calcext:value-type="float">
            <text:p>0.7139044106</text:p>
          </table:table-cell>
          <table:table-cell office:value-type="float" office:value="0.7907444371" calcext:value-type="float">
            <text:p>0.7907444371</text:p>
          </table:table-cell>
        </table:table-row>
        <table:table-row table:style-name="ro1">
          <table:table-cell office:value-type="float" office:value="0.7092885553" calcext:value-type="float">
            <text:p>0.7092885553</text:p>
          </table:table-cell>
          <table:table-cell office:value-type="float" office:value="0.5121151003" calcext:value-type="float">
            <text:p>0.5121151003</text:p>
          </table:table-cell>
          <table:table-cell office:value-type="float" office:value="0.6205868219" calcext:value-type="float">
            <text:p>0.6205868219</text:p>
          </table:table-cell>
          <table:table-cell office:value-type="float" office:value="0.6107776622" calcext:value-type="float">
            <text:p>0.6107776622</text:p>
          </table:table-cell>
        </table:table-row>
        <table:table-row table:style-name="ro1">
          <table:table-cell office:value-type="float" office:value="0.2405418143" calcext:value-type="float">
            <text:p>0.2405418143</text:p>
          </table:table-cell>
          <table:table-cell office:value-type="float" office:value="0.6137855888" calcext:value-type="float">
            <text:p>0.6137855888</text:p>
          </table:table-cell>
          <table:table-cell office:value-type="float" office:value="0.6961429635" calcext:value-type="float">
            <text:p>0.6961429635</text:p>
          </table:table-cell>
          <table:table-cell office:value-type="float" office:value="0.4121203681" calcext:value-type="float">
            <text:p>0.4121203681</text:p>
          </table:table-cell>
        </table:table-row>
        <table:table-row table:style-name="ro1">
          <table:table-cell office:value-type="float" office:value="0.8338625703" calcext:value-type="float">
            <text:p>0.8338625703</text:p>
          </table:table-cell>
          <table:table-cell office:value-type="float" office:value="0.7172069177" calcext:value-type="float">
            <text:p>0.7172069177</text:p>
          </table:table-cell>
          <table:table-cell office:value-type="float" office:value="0.5732116729" calcext:value-type="float">
            <text:p>0.5732116729</text:p>
          </table:table-cell>
          <table:table-cell office:value-type="float" office:value="0.709511049" calcext:value-type="float">
            <text:p>0.709511049</text:p>
          </table:table-cell>
        </table:table-row>
        <table:table-row table:style-name="ro1">
          <table:table-cell office:value-type="float" office:value="0.6616654078" calcext:value-type="float">
            <text:p>0.661665407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199511202" calcext:value-type="float">
            <text:p>0.8199511202</text:p>
          </table:table-cell>
          <table:table-cell office:value-type="float" office:value="0.5068831683" calcext:value-type="float">
            <text:p>0.5068831683</text:p>
          </table:table-cell>
        </table:table-row>
        <table:table-row table:style-name="ro1">
          <table:table-cell office:value-type="float" office:value="0.5633084577" calcext:value-type="float">
            <text:p>0.563308457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8121107474" calcext:value-type="float">
            <text:p>0.812110747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97084682" calcext:value-type="float">
            <text:p>0.7397084682</text:p>
          </table:table-cell>
        </table:table-row>
        <table:table-row table:style-name="ro1">
          <table:table-cell office:value-type="float" office:value="0.5025695531" calcext:value-type="float">
            <text:p>0.5025695531</text:p>
          </table:table-cell>
          <table:table-cell office:value-type="float" office:value="0.3858151998" calcext:value-type="float">
            <text:p>0.3858151998</text:p>
          </table:table-cell>
          <table:table-cell office:value-type="float" office:value="0.2889122679" calcext:value-type="float">
            <text:p>0.2889122679</text:p>
          </table:table-cell>
          <table:table-cell office:value-type="float" office:value="0.6391016604" calcext:value-type="float">
            <text:p>0.6391016604</text:p>
          </table:table-cell>
        </table:table-row>
        <table:table-row table:style-name="ro1">
          <table:table-cell office:value-type="float" office:value="0.6198824477" calcext:value-type="float">
            <text:p>0.6198824477</text:p>
          </table:table-cell>
          <table:table-cell office:value-type="float" office:value="0.6749125437" calcext:value-type="float">
            <text:p>0.674912543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278796931" calcext:value-type="float">
            <text:p>0.8278796931</text:p>
          </table:table-cell>
        </table:table-row>
        <table:table-row table:style-name="ro1">
          <table:table-cell office:value-type="float" office:value="0.5696385098" calcext:value-type="float">
            <text:p>0.569638509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106727039" calcext:value-type="float">
            <text:p>0.4106727039</text:p>
          </table:table-cell>
          <table:table-cell office:value-type="float" office:value="0.8882735967" calcext:value-type="float">
            <text:p>0.8882735967</text:p>
          </table:table-cell>
        </table:table-row>
        <table:table-row table:style-name="ro1">
          <table:table-cell office:value-type="float" office:value="0.7584976381" calcext:value-type="float">
            <text:p>0.7584976381</text:p>
          </table:table-cell>
          <table:table-cell office:value-type="float" office:value="0.5805862541" calcext:value-type="float">
            <text:p>0.5805862541</text:p>
          </table:table-cell>
          <table:table-cell office:value-type="float" office:value="0.6068623868" calcext:value-type="float">
            <text:p>0.6068623868</text:p>
          </table:table-cell>
          <table:table-cell office:value-type="float" office:value="0.6136955155" calcext:value-type="float">
            <text:p>0.6136955155</text:p>
          </table:table-cell>
        </table:table-row>
        <table:table-row table:style-name="ro1">
          <table:table-cell office:value-type="float" office:value="0.64649553" calcext:value-type="float">
            <text:p>0.64649553</text:p>
          </table:table-cell>
          <table:table-cell office:value-type="float" office:value="0.6134767501" calcext:value-type="float">
            <text:p>0.6134767501</text:p>
          </table:table-cell>
          <table:table-cell office:value-type="float" office:value="0.746127329" calcext:value-type="float">
            <text:p>0.746127329</text:p>
          </table:table-cell>
          <table:table-cell office:value-type="float" office:value="0.5970627485" calcext:value-type="float">
            <text:p>0.5970627485</text:p>
          </table:table-cell>
        </table:table-row>
        <table:table-row table:style-name="ro1">
          <table:table-cell office:value-type="float" office:value="0.6190210567" calcext:value-type="float">
            <text:p>0.6190210567</text:p>
          </table:table-cell>
          <table:table-cell office:value-type="float" office:value="0.5244230684" calcext:value-type="float">
            <text:p>0.5244230684</text:p>
          </table:table-cell>
          <table:table-cell office:value-type="float" office:value="0.5492165136" calcext:value-type="float">
            <text:p>0.5492165136</text:p>
          </table:table-cell>
          <table:table-cell office:value-type="float" office:value="0.4490163468" calcext:value-type="float">
            <text:p>0.4490163468</text:p>
          </table:table-cell>
        </table:table-row>
        <table:table-row table:style-name="ro1">
          <table:table-cell office:value-type="float" office:value="0.5813434036" calcext:value-type="float">
            <text:p>0.5813434036</text:p>
          </table:table-cell>
          <table:table-cell office:value-type="float" office:value="0.4854193561" calcext:value-type="float">
            <text:p>0.4854193561</text:p>
          </table:table-cell>
          <table:table-cell office:value-type="float" office:value="0.4436883538" calcext:value-type="float">
            <text:p>0.4436883538</text:p>
          </table:table-cell>
          <table:table-cell office:value-type="float" office:value="0.4698821878" calcext:value-type="float">
            <text:p>0.4698821878</text:p>
          </table:table-cell>
        </table:table-row>
        <table:table-row table:style-name="ro1">
          <table:table-cell office:value-type="float" office:value="0.533014781" calcext:value-type="float">
            <text:p>0.533014781</text:p>
          </table:table-cell>
          <table:table-cell office:value-type="float" office:value="0.4149852337" calcext:value-type="float">
            <text:p>0.4149852337</text:p>
          </table:table-cell>
          <table:table-cell office:value-type="float" office:value="0.6495886048" calcext:value-type="float">
            <text:p>0.6495886048</text:p>
          </table:table-cell>
          <table:table-cell office:value-type="float" office:value="0.6021377985" calcext:value-type="float">
            <text:p>0.6021377985</text:p>
          </table:table-cell>
        </table:table-row>
        <table:table-row table:style-name="ro1">
          <table:table-cell office:value-type="float" office:value="0.5391334002" calcext:value-type="float">
            <text:p>0.5391334002</text:p>
          </table:table-cell>
          <table:table-cell office:value-type="float" office:value="0.8422962755" calcext:value-type="float">
            <text:p>0.8422962755</text:p>
          </table:table-cell>
          <table:table-cell office:value-type="float" office:value="0.6554634202" calcext:value-type="float">
            <text:p>0.6554634202</text:p>
          </table:table-cell>
          <table:table-cell office:value-type="float" office:value="0.694273899" calcext:value-type="float">
            <text:p>0.694273899</text:p>
          </table:table-cell>
        </table:table-row>
        <table:table-row table:style-name="ro1">
          <table:table-cell office:value-type="float" office:value="0.747100244" calcext:value-type="float">
            <text:p>0.747100244</text:p>
          </table:table-cell>
          <table:table-cell office:value-type="float" office:value="0.8282651084" calcext:value-type="float">
            <text:p>0.8282651084</text:p>
          </table:table-cell>
          <table:table-cell office:value-type="float" office:value="0.5646519927" calcext:value-type="float">
            <text:p>0.5646519927</text:p>
          </table:table-cell>
          <table:table-cell office:value-type="float" office:value="0.6861607445" calcext:value-type="float">
            <text:p>0.6861607445</text:p>
          </table:table-cell>
        </table:table-row>
        <table:table-row table:style-name="ro1">
          <table:table-cell office:value-type="float" office:value="0.8717324805" calcext:value-type="float">
            <text:p>0.871732480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534717644" calcext:value-type="float">
            <text:p>0.9534717644</text:p>
          </table:table-cell>
        </table:table-row>
        <table:table-row table:style-name="ro1">
          <table:table-cell office:value-type="float" office:value="0.7822844767" calcext:value-type="float">
            <text:p>0.7822844767</text:p>
          </table:table-cell>
          <table:table-cell office:value-type="float" office:value="0.5713430978" calcext:value-type="float">
            <text:p>0.5713430978</text:p>
          </table:table-cell>
          <table:table-cell office:value-type="float" office:value="0.4924974949" calcext:value-type="float">
            <text:p>0.4924974949</text:p>
          </table:table-cell>
          <table:table-cell office:value-type="float" office:value="0.4369776536" calcext:value-type="float">
            <text:p>0.4369776536</text:p>
          </table:table-cell>
        </table:table-row>
        <table:table-row table:style-name="ro1">
          <table:table-cell office:value-type="float" office:value="0.6433342065" calcext:value-type="float">
            <text:p>0.6433342065</text:p>
          </table:table-cell>
          <table:table-cell office:value-type="float" office:value="0.7439495092" calcext:value-type="float">
            <text:p>0.7439495092</text:p>
          </table:table-cell>
          <table:table-cell office:value-type="float" office:value="0.7385017176" calcext:value-type="float">
            <text:p>0.7385017176</text:p>
          </table:table-cell>
          <table:table-cell office:value-type="float" office:value="0.4717755177" calcext:value-type="float">
            <text:p>0.4717755177</text:p>
          </table:table-cell>
        </table:table-row>
        <table:table-row table:style-name="ro1">
          <table:table-cell office:value-type="float" office:value="0.6366102005" calcext:value-type="float">
            <text:p>0.6366102005</text:p>
          </table:table-cell>
          <table:table-cell office:value-type="float" office:value="0.4024459606" calcext:value-type="float">
            <text:p>0.4024459606</text:p>
          </table:table-cell>
          <table:table-cell office:value-type="float" office:value="0.7171762142" calcext:value-type="float">
            <text:p>0.7171762142</text:p>
          </table:table-cell>
          <table:table-cell office:value-type="float" office:value="0.4534420415" calcext:value-type="float">
            <text:p>0.4534420415</text:p>
          </table:table-cell>
        </table:table-row>
        <table:table-row table:style-name="ro1">
          <table:table-cell office:value-type="float" office:value="0.8312305737" calcext:value-type="float">
            <text:p>0.8312305737</text:p>
          </table:table-cell>
          <table:table-cell office:value-type="float" office:value="0.56700834" calcext:value-type="float">
            <text:p>0.56700834</text:p>
          </table:table-cell>
          <table:table-cell office:value-type="float" office:value="0.6360797004" calcext:value-type="float">
            <text:p>0.6360797004</text:p>
          </table:table-cell>
          <table:table-cell office:value-type="float" office:value="0.7869302471" calcext:value-type="float">
            <text:p>0.7869302471</text:p>
          </table:table-cell>
        </table:table-row>
        <table:table-row table:style-name="ro1">
          <table:table-cell office:value-type="float" office:value="0.8495944075" calcext:value-type="float">
            <text:p>0.8495944075</text:p>
          </table:table-cell>
          <table:table-cell office:value-type="float" office:value="0.539583375" calcext:value-type="float">
            <text:p>0.539583375</text:p>
          </table:table-cell>
          <table:table-cell office:value-type="float" office:value="0.7864747951" calcext:value-type="float">
            <text:p>0.7864747951</text:p>
          </table:table-cell>
          <table:table-cell office:value-type="float" office:value="0.8160009539" calcext:value-type="float">
            <text:p>0.8160009539</text:p>
          </table:table-cell>
        </table:table-row>
        <table:table-row table:style-name="ro1">
          <table:table-cell office:value-type="float" office:value="0.7363601695" calcext:value-type="float">
            <text:p>0.7363601695</text:p>
          </table:table-cell>
          <table:table-cell office:value-type="float" office:value="0.6611943487" calcext:value-type="float">
            <text:p>0.661194348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818654069" calcext:value-type="float">
            <text:p>0.6818654069</text:p>
          </table:table-cell>
        </table:table-row>
        <table:table-row table:style-name="ro1">
          <table:table-cell office:value-type="float" office:value="0.4293037188" calcext:value-type="float">
            <text:p>0.429303718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263973064" calcext:value-type="float">
            <text:p>0.626397306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022638953" calcext:value-type="float">
            <text:p>0.6022638953</text:p>
          </table:table-cell>
          <table:table-cell office:value-type="float" office:value="0.4957856144" calcext:value-type="float">
            <text:p>0.4957856144</text:p>
          </table:table-cell>
        </table:table-row>
        <table:table-row table:style-name="ro1">
          <table:table-cell office:value-type="float" office:value="0.5038884563" calcext:value-type="float">
            <text:p>0.5038884563</text:p>
          </table:table-cell>
          <table:table-cell office:value-type="float" office:value="0.7849297132" calcext:value-type="float">
            <text:p>0.7849297132</text:p>
          </table:table-cell>
          <table:table-cell office:value-type="float" office:value="0.2262501173" calcext:value-type="float">
            <text:p>0.2262501173</text:p>
          </table:table-cell>
          <table:table-cell office:value-type="float" office:value="0.7529107544" calcext:value-type="float">
            <text:p>0.7529107544</text:p>
          </table:table-cell>
        </table:table-row>
        <table:table-row table:style-name="ro1">
          <table:table-cell office:value-type="float" office:value="0.7378816753" calcext:value-type="float">
            <text:p>0.7378816753</text:p>
          </table:table-cell>
          <table:table-cell office:value-type="float" office:value="0.6172983696" calcext:value-type="float">
            <text:p>0.6172983696</text:p>
          </table:table-cell>
          <table:table-cell office:value-type="float" office:value="0.7111181731" calcext:value-type="float">
            <text:p>0.7111181731</text:p>
          </table:table-cell>
          <table:table-cell office:value-type="float" office:value="0.6241652497" calcext:value-type="float">
            <text:p>0.6241652497</text:p>
          </table:table-cell>
        </table:table-row>
        <table:table-row table:style-name="ro1">
          <table:table-cell office:value-type="float" office:value="0.3269876381" calcext:value-type="float">
            <text:p>0.3269876381</text:p>
          </table:table-cell>
          <table:table-cell office:value-type="float" office:value="0.5458658919" calcext:value-type="float">
            <text:p>0.5458658919</text:p>
          </table:table-cell>
          <table:table-cell office:value-type="float" office:value="0.3424770423" calcext:value-type="float">
            <text:p>0.3424770423</text:p>
          </table:table-cell>
          <table:table-cell office:value-type="float" office:value="0.6829369704" calcext:value-type="float">
            <text:p>0.6829369704</text:p>
          </table:table-cell>
        </table:table-row>
        <table:table-row table:style-name="ro1">
          <table:table-cell office:value-type="float" office:value="0.5503562089" calcext:value-type="float">
            <text:p>0.550356208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529721528" calcext:value-type="float">
            <text:p>0.6529721528</text:p>
          </table:table-cell>
          <table:table-cell office:value-type="float" office:value="0.7117456802" calcext:value-type="float">
            <text:p>0.7117456802</text:p>
          </table:table-cell>
          <table:table-cell office:value-type="float" office:value="0.3925433374" calcext:value-type="float">
            <text:p>0.392543337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105177994" calcext:value-type="float">
            <text:p>0.51051779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814679091" calcext:value-type="float">
            <text:p>0.7814679091</text:p>
          </table:table-cell>
        </table:table-row>
        <table:table-row table:style-name="ro1">
          <table:table-cell office:value-type="float" office:value="0.6208587049" calcext:value-type="float">
            <text:p>0.620858704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938422501" calcext:value-type="float">
            <text:p>0.793842250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908890185" calcext:value-type="float">
            <text:p>0.790889018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408936377" calcext:value-type="float">
            <text:p>0.2408936377</text:p>
          </table:table-cell>
          <table:table-cell office:value-type="float" office:value="0.1288017504" calcext:value-type="float">
            <text:p>0.1288017504</text:p>
          </table:table-cell>
        </table:table-row>
        <table:table-row table:style-name="ro1">
          <table:table-cell office:value-type="float" office:value="0.3797321922" calcext:value-type="float">
            <text:p>0.3797321922</text:p>
          </table:table-cell>
          <table:table-cell office:value-type="float" office:value="0.5092428104" calcext:value-type="float">
            <text:p>0.5092428104</text:p>
          </table:table-cell>
          <table:table-cell office:value-type="float" office:value="0.5809920945" calcext:value-type="float">
            <text:p>0.5809920945</text:p>
          </table:table-cell>
          <table:table-cell office:value-type="float" office:value="0.3489665441" calcext:value-type="float">
            <text:p>0.3489665441</text:p>
          </table:table-cell>
        </table:table-row>
        <table:table-row table:style-name="ro1">
          <table:table-cell office:value-type="float" office:value="0.6832236679" calcext:value-type="float">
            <text:p>0.6832236679</text:p>
          </table:table-cell>
          <table:table-cell office:value-type="float" office:value="0.5549699666" calcext:value-type="float">
            <text:p>0.5549699666</text:p>
          </table:table-cell>
          <table:table-cell office:value-type="float" office:value="0.3994473696" calcext:value-type="float">
            <text:p>0.3994473696</text:p>
          </table:table-cell>
          <table:table-cell office:value-type="float" office:value="0.484203216" calcext:value-type="float">
            <text:p>0.484203216</text:p>
          </table:table-cell>
        </table:table-row>
        <table:table-row table:style-name="ro1">
          <table:table-cell office:value-type="float" office:value="0.9449810974" calcext:value-type="float">
            <text:p>0.9449810974</text:p>
          </table:table-cell>
          <table:table-cell office:value-type="float" office:value="0.7207800222" calcext:value-type="float">
            <text:p>0.7207800222</text:p>
          </table:table-cell>
          <table:table-cell office:value-type="float" office:value="0.935990643" calcext:value-type="float">
            <text:p>0.935990643</text:p>
          </table:table-cell>
          <table:table-cell office:value-type="float" office:value="0.8696813997" calcext:value-type="float">
            <text:p>0.8696813997</text:p>
          </table:table-cell>
        </table:table-row>
        <table:table-row table:style-name="ro1">
          <table:table-cell office:value-type="float" office:value="0.2212355254" calcext:value-type="float">
            <text:p>0.2212355254</text:p>
          </table:table-cell>
          <table:table-cell office:value-type="float" office:value="0.5784683552" calcext:value-type="float">
            <text:p>0.5784683552</text:p>
          </table:table-cell>
          <table:table-cell office:value-type="float" office:value="0.3006281365" calcext:value-type="float">
            <text:p>0.3006281365</text:p>
          </table:table-cell>
          <table:table-cell office:value-type="float" office:value="0.1890778611" calcext:value-type="float">
            <text:p>0.1890778611</text:p>
          </table:table-cell>
        </table:table-row>
        <table:table-row table:style-name="ro1">
          <table:table-cell office:value-type="float" office:value="0.668923227" calcext:value-type="float">
            <text:p>0.668923227</text:p>
          </table:table-cell>
          <table:table-cell office:value-type="float" office:value="0.859989958" calcext:value-type="float">
            <text:p>0.859989958</text:p>
          </table:table-cell>
          <table:table-cell office:value-type="float" office:value="0.4560628772" calcext:value-type="float">
            <text:p>0.4560628772</text:p>
          </table:table-cell>
          <table:table-cell office:value-type="float" office:value="0.4653341461" calcext:value-type="float">
            <text:p>0.4653341461</text:p>
          </table:table-cell>
        </table:table-row>
        <table:table-row table:style-name="ro1">
          <table:table-cell office:value-type="float" office:value="0.7447418692" calcext:value-type="float">
            <text:p>0.7447418692</text:p>
          </table:table-cell>
          <table:table-cell office:value-type="float" office:value="0.4750901337" calcext:value-type="float">
            <text:p>0.4750901337</text:p>
          </table:table-cell>
          <table:table-cell office:value-type="float" office:value="0.5536941837" calcext:value-type="float">
            <text:p>0.5536941837</text:p>
          </table:table-cell>
          <table:table-cell office:value-type="float" office:value="0.6070271831" calcext:value-type="float">
            <text:p>0.6070271831</text:p>
          </table:table-cell>
        </table:table-row>
        <table:table-row table:style-name="ro1">
          <table:table-cell office:value-type="float" office:value="0.5926997578" calcext:value-type="float">
            <text:p>0.592699757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474428242" calcext:value-type="float">
            <text:p>0.6474428242</text:p>
          </table:table-cell>
          <table:table-cell office:value-type="float" office:value="0.818154869" calcext:value-type="float">
            <text:p>0.818154869</text:p>
          </table:table-cell>
        </table:table-row>
        <table:table-row table:style-name="ro1">
          <table:table-cell office:value-type="float" office:value="0.5383278376" calcext:value-type="float">
            <text:p>0.538327837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340833167" calcext:value-type="float">
            <text:p>0.8340833167</text:p>
          </table:table-cell>
        </table:table-row>
        <table:table-row table:style-name="ro1">
          <table:table-cell office:value-type="float" office:value="0.5831187411" calcext:value-type="float">
            <text:p>0.583118741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1493174541" calcext:value-type="float">
            <text:p>0.1493174541</text:p>
          </table:table-cell>
          <table:table-cell office:value-type="float" office:value="0.6250558221" calcext:value-type="float">
            <text:p>0.6250558221</text:p>
          </table:table-cell>
        </table:table-row>
        <table:table-row table:style-name="ro1">
          <table:table-cell office:value-type="float" office:value="0.6511354196" calcext:value-type="float">
            <text:p>0.651135419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953963533" calcext:value-type="float">
            <text:p>0.69539635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9093659104" calcext:value-type="float">
            <text:p>0.909365910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662749824" calcext:value-type="float">
            <text:p>0.5662749824</text:p>
          </table:table-cell>
          <table:table-cell office:value-type="float" office:value="0.8107537504" calcext:value-type="float">
            <text:p>0.810753750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833201927" calcext:value-type="float">
            <text:p>0.5833201927</text:p>
          </table:table-cell>
          <table:table-cell office:value-type="float" office:value="0.7022001581" calcext:value-type="float">
            <text:p>0.7022001581</text:p>
          </table:table-cell>
          <table:table-cell office:value-type="float" office:value="0.477379316" calcext:value-type="float">
            <text:p>0.477379316</text:p>
          </table:table-cell>
          <table:table-cell office:value-type="float" office:value="0.6221193668" calcext:value-type="float">
            <text:p>0.6221193668</text:p>
          </table:table-cell>
        </table:table-row>
        <table:table-row table:style-name="ro1">
          <table:table-cell office:value-type="float" office:value="0.8221312516" calcext:value-type="float">
            <text:p>0.8221312516</text:p>
          </table:table-cell>
          <table:table-cell office:value-type="float" office:value="0.5287641427" calcext:value-type="float">
            <text:p>0.52876414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378708212" calcext:value-type="float">
            <text:p>0.4378708212</text:p>
          </table:table-cell>
          <table:table-cell office:value-type="float" office:value="0.1717591832" calcext:value-type="float">
            <text:p>0.1717591832</text:p>
          </table:table-cell>
          <table:table-cell office:value-type="float" office:value="0.3326250044" calcext:value-type="float">
            <text:p>0.3326250044</text:p>
          </table:table-cell>
          <table:table-cell office:value-type="float" office:value="0.884054448" calcext:value-type="float">
            <text:p>0.884054448</text:p>
          </table:table-cell>
        </table:table-row>
        <table:table-row table:style-name="ro1">
          <table:table-cell office:value-type="float" office:value="0.4984207012" calcext:value-type="float">
            <text:p>0.498420701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77330088" calcext:value-type="float">
            <text:p>0.277330088</text:p>
          </table:table-cell>
          <table:table-cell office:value-type="float" office:value="0.3689074449" calcext:value-type="float">
            <text:p>0.3689074449</text:p>
          </table:table-cell>
        </table:table-row>
        <table:table-row table:style-name="ro1">
          <table:table-cell office:value-type="float" office:value="0.4195082591" calcext:value-type="float">
            <text:p>0.4195082591</text:p>
          </table:table-cell>
          <table:table-cell office:value-type="float" office:value="0.3871611796" calcext:value-type="float">
            <text:p>0.3871611796</text:p>
          </table:table-cell>
          <table:table-cell office:value-type="float" office:value="0.4108023288" calcext:value-type="float">
            <text:p>0.4108023288</text:p>
          </table:table-cell>
          <table:table-cell office:value-type="float" office:value="0.3545951078" calcext:value-type="float">
            <text:p>0.3545951078</text:p>
          </table:table-cell>
        </table:table-row>
        <table:table-row table:style-name="ro1">
          <table:table-cell office:value-type="float" office:value="0.7143935236" calcext:value-type="float">
            <text:p>0.7143935236</text:p>
          </table:table-cell>
          <table:table-cell office:value-type="float" office:value="0.6839792097" calcext:value-type="float">
            <text:p>0.683979209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569581003" calcext:value-type="float">
            <text:p>0.6569581003</text:p>
          </table:table-cell>
        </table:table-row>
        <table:table-row table:style-name="ro1">
          <table:table-cell office:value-type="float" office:value="0.5731577197" calcext:value-type="float">
            <text:p>0.5731577197</text:p>
          </table:table-cell>
          <table:table-cell office:value-type="float" office:value="0.6728329126" calcext:value-type="float">
            <text:p>0.6728329126</text:p>
          </table:table-cell>
          <table:table-cell office:value-type="float" office:value="0.7045892067" calcext:value-type="float">
            <text:p>0.7045892067</text:p>
          </table:table-cell>
          <table:table-cell office:value-type="float" office:value="0.8333029816" calcext:value-type="float">
            <text:p>0.8333029816</text:p>
          </table:table-cell>
        </table:table-row>
        <table:table-row table:style-name="ro1">
          <table:table-cell office:value-type="float" office:value="0.4335523747" calcext:value-type="float">
            <text:p>0.433552374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505571081" calcext:value-type="float">
            <text:p>0.8505571081</text:p>
          </table:table-cell>
          <table:table-cell office:value-type="float" office:value="0.2794922195" calcext:value-type="float">
            <text:p>0.2794922195</text:p>
          </table:table-cell>
        </table:table-row>
        <table:table-row table:style-name="ro1">
          <table:table-cell office:value-type="float" office:value="0.5472434168" calcext:value-type="float">
            <text:p>0.5472434168</text:p>
          </table:table-cell>
          <table:table-cell office:value-type="float" office:value="0.1712403599" calcext:value-type="float">
            <text:p>0.1712403599</text:p>
          </table:table-cell>
          <table:table-cell office:value-type="float" office:value="0.6518463687" calcext:value-type="float">
            <text:p>0.6518463687</text:p>
          </table:table-cell>
          <table:table-cell office:value-type="float" office:value="0.4634541799" calcext:value-type="float">
            <text:p>0.4634541799</text:p>
          </table:table-cell>
        </table:table-row>
        <table:table-row table:style-name="ro1">
          <table:table-cell office:value-type="float" office:value="0.5005838218" calcext:value-type="float">
            <text:p>0.5005838218</text:p>
          </table:table-cell>
          <table:table-cell office:value-type="float" office:value="0.6690493117" calcext:value-type="float">
            <text:p>0.6690493117</text:p>
          </table:table-cell>
          <table:table-cell office:value-type="float" office:value="0.3372845895" calcext:value-type="float">
            <text:p>0.3372845895</text:p>
          </table:table-cell>
          <table:table-cell office:value-type="float" office:value="0.9356169329" calcext:value-type="float">
            <text:p>0.9356169329</text:p>
          </table:table-cell>
        </table:table-row>
        <table:table-row table:style-name="ro1">
          <table:table-cell office:value-type="float" office:value="0.353465895" calcext:value-type="float">
            <text:p>0.353465895</text:p>
          </table:table-cell>
          <table:table-cell office:value-type="float" office:value="0.3284531409" calcext:value-type="float">
            <text:p>0.3284531409</text:p>
          </table:table-cell>
          <table:table-cell office:value-type="float" office:value="0.6370402223" calcext:value-type="float">
            <text:p>0.6370402223</text:p>
          </table:table-cell>
          <table:table-cell office:value-type="float" office:value="0.5408929033" calcext:value-type="float">
            <text:p>0.5408929033</text:p>
          </table:table-cell>
        </table:table-row>
        <table:table-row table:style-name="ro1">
          <table:table-cell office:value-type="float" office:value="0.5455964654" calcext:value-type="float">
            <text:p>0.545596465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306978471" calcext:value-type="float">
            <text:p>0.8306978471</text:p>
          </table:table-cell>
          <table:table-cell office:value-type="float" office:value="0.4234649123" calcext:value-type="float">
            <text:p>0.4234649123</text:p>
          </table:table-cell>
        </table:table-row>
        <table:table-row table:style-name="ro1">
          <table:table-cell office:value-type="float" office:value="0.7241823378" calcext:value-type="float">
            <text:p>0.724182337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656451453" calcext:value-type="float">
            <text:p>0.7656451453</text:p>
          </table:table-cell>
          <table:table-cell office:value-type="float" office:value="0.7274015589" calcext:value-type="float">
            <text:p>0.727401558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1367519449" calcext:value-type="float">
            <text:p>0.1367519449</text:p>
          </table:table-cell>
        </table:table-row>
        <table:table-row table:style-name="ro1">
          <table:table-cell office:value-type="float" office:value="0.4842964239" calcext:value-type="float">
            <text:p>0.4842964239</text:p>
          </table:table-cell>
          <table:table-cell office:value-type="float" office:value="0.4167391591" calcext:value-type="float">
            <text:p>0.4167391591</text:p>
          </table:table-cell>
          <table:table-cell office:value-type="float" office:value="0.390379099" calcext:value-type="float">
            <text:p>0.390379099</text:p>
          </table:table-cell>
          <table:table-cell office:value-type="float" office:value="0.5744750526" calcext:value-type="float">
            <text:p>0.5744750526</text:p>
          </table:table-cell>
        </table:table-row>
        <table:table-row table:style-name="ro1">
          <table:table-cell office:value-type="float" office:value="0.4536095805" calcext:value-type="float">
            <text:p>0.4536095805</text:p>
          </table:table-cell>
          <table:table-cell office:value-type="float" office:value="0.401933181" calcext:value-type="float">
            <text:p>0.401933181</text:p>
          </table:table-cell>
          <table:table-cell office:value-type="float" office:value="0.6183833453" calcext:value-type="float">
            <text:p>0.618383345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455115632" calcext:value-type="float">
            <text:p>0.4455115632</text:p>
          </table:table-cell>
          <table:table-cell office:value-type="float" office:value="0.5313995659" calcext:value-type="float">
            <text:p>0.5313995659</text:p>
          </table:table-cell>
          <table:table-cell office:value-type="float" office:value="0.6180181518" calcext:value-type="float">
            <text:p>0.6180181518</text:p>
          </table:table-cell>
          <table:table-cell office:value-type="float" office:value="0.6209919813" calcext:value-type="float">
            <text:p>0.6209919813</text:p>
          </table:table-cell>
        </table:table-row>
        <table:table-row table:style-name="ro1">
          <table:table-cell office:value-type="float" office:value="0.661972233" calcext:value-type="float">
            <text:p>0.661972233</text:p>
          </table:table-cell>
          <table:table-cell office:value-type="float" office:value="0.6160696837" calcext:value-type="float">
            <text:p>0.6160696837</text:p>
          </table:table-cell>
          <table:table-cell office:value-type="float" office:value="0.6845165941" calcext:value-type="float">
            <text:p>0.6845165941</text:p>
          </table:table-cell>
          <table:table-cell office:value-type="float" office:value="0.1301665638" calcext:value-type="float">
            <text:p>0.1301665638</text:p>
          </table:table-cell>
        </table:table-row>
        <table:table-row table:style-name="ro1">
          <table:table-cell office:value-type="float" office:value="0.5974969757" calcext:value-type="float">
            <text:p>0.597496975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597830697" calcext:value-type="float">
            <text:p>0.8597830697</text:p>
          </table:table-cell>
          <table:table-cell office:value-type="float" office:value="0.621453523" calcext:value-type="float">
            <text:p>0.621453523</text:p>
          </table:table-cell>
        </table:table-row>
        <table:table-row table:style-name="ro1">
          <table:table-cell office:value-type="float" office:value="0.6514258903" calcext:value-type="float">
            <text:p>0.651425890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674514196" calcext:value-type="float">
            <text:p>0.6674514196</text:p>
          </table:table-cell>
          <table:table-cell office:value-type="float" office:value="0.4603416867" calcext:value-type="float">
            <text:p>0.4603416867</text:p>
          </table:table-cell>
          <table:table-cell office:value-type="float" office:value="0.6687810367" calcext:value-type="float">
            <text:p>0.6687810367</text:p>
          </table:table-cell>
          <table:table-cell office:value-type="float" office:value="0.5852566797" calcext:value-type="float">
            <text:p>0.5852566797</text:p>
          </table:table-cell>
        </table:table-row>
        <table:table-row table:style-name="ro1">
          <table:table-cell office:value-type="float" office:value="0.5196801854" calcext:value-type="float">
            <text:p>0.5196801854</text:p>
          </table:table-cell>
          <table:table-cell office:value-type="float" office:value="0.6833566317" calcext:value-type="float">
            <text:p>0.683356631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249651955" calcext:value-type="float">
            <text:p>0.5249651955</text:p>
          </table:table-cell>
        </table:table-row>
        <table:table-row table:style-name="ro1">
          <table:table-cell office:value-type="float" office:value="0.5310604217" calcext:value-type="float">
            <text:p>0.5310604217</text:p>
          </table:table-cell>
          <table:table-cell office:value-type="float" office:value="0.5176182287" calcext:value-type="float">
            <text:p>0.5176182287</text:p>
          </table:table-cell>
          <table:table-cell office:value-type="float" office:value="0.5977341688" calcext:value-type="float">
            <text:p>0.5977341688</text:p>
          </table:table-cell>
          <table:table-cell office:value-type="float" office:value="0.5807652255" calcext:value-type="float">
            <text:p>0.5807652255</text:p>
          </table:table-cell>
        </table:table-row>
        <table:table-row table:style-name="ro1">
          <table:table-cell office:value-type="float" office:value="0.455891926" calcext:value-type="float">
            <text:p>0.455891926</text:p>
          </table:table-cell>
          <table:table-cell office:value-type="float" office:value="0.7763487869" calcext:value-type="float">
            <text:p>0.7763487869</text:p>
          </table:table-cell>
          <table:table-cell office:value-type="float" office:value="0.5465887965" calcext:value-type="float">
            <text:p>0.5465887965</text:p>
          </table:table-cell>
          <table:table-cell office:value-type="float" office:value="0.3125398067" calcext:value-type="float">
            <text:p>0.3125398067</text:p>
          </table:table-cell>
        </table:table-row>
        <table:table-row table:style-name="ro1">
          <table:table-cell office:value-type="float" office:value="0.3135719088" calcext:value-type="float">
            <text:p>0.313571908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469974879" calcext:value-type="float">
            <text:p>0.9469974879</text:p>
          </table:table-cell>
          <table:table-cell office:value-type="float" office:value="0.5032020416" calcext:value-type="float">
            <text:p>0.5032020416</text:p>
          </table:table-cell>
        </table:table-row>
        <table:table-row table:style-name="ro1">
          <table:table-cell office:value-type="float" office:value="0.7511275913" calcext:value-type="float">
            <text:p>0.751127591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607929732" calcext:value-type="float">
            <text:p>0.460792973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342207251" calcext:value-type="float">
            <text:p>0.434220725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496060262" calcext:value-type="float">
            <text:p>0.3496060262</text:p>
          </table:table-cell>
          <table:table-cell office:value-type="float" office:value="0.7653303195" calcext:value-type="float">
            <text:p>0.7653303195</text:p>
          </table:table-cell>
        </table:table-row>
        <table:table-row table:style-name="ro1">
          <table:table-cell office:value-type="float" office:value="0.6659071503" calcext:value-type="float">
            <text:p>0.6659071503</text:p>
          </table:table-cell>
          <table:table-cell office:value-type="float" office:value="0.2570925798" calcext:value-type="float">
            <text:p>0.257092579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399887049" calcext:value-type="float">
            <text:p>0.6399887049</text:p>
          </table:table-cell>
        </table:table-row>
        <table:table-row table:style-name="ro1">
          <table:table-cell office:value-type="float" office:value="0.4390593358" calcext:value-type="float">
            <text:p>0.4390593358</text:p>
          </table:table-cell>
          <table:table-cell office:value-type="float" office:value="0.5952058804" calcext:value-type="float">
            <text:p>0.5952058804</text:p>
          </table:table-cell>
          <table:table-cell office:value-type="float" office:value="0.6540830297" calcext:value-type="float">
            <text:p>0.654083029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422312463" calcext:value-type="float">
            <text:p>0.4422312463</text:p>
          </table:table-cell>
          <table:table-cell office:value-type="float" office:value="0.4542722582" calcext:value-type="float">
            <text:p>0.4542722582</text:p>
          </table:table-cell>
          <table:table-cell office:value-type="float" office:value="0.5829183723" calcext:value-type="float">
            <text:p>0.5829183723</text:p>
          </table:table-cell>
          <table:table-cell office:value-type="float" office:value="0.6143529153" calcext:value-type="float">
            <text:p>0.6143529153</text:p>
          </table:table-cell>
        </table:table-row>
        <table:table-row table:style-name="ro1">
          <table:table-cell office:value-type="float" office:value="0.6793931868" calcext:value-type="float">
            <text:p>0.6793931868</text:p>
          </table:table-cell>
          <table:table-cell office:value-type="float" office:value="0.5392387641" calcext:value-type="float">
            <text:p>0.5392387641</text:p>
          </table:table-cell>
          <table:table-cell office:value-type="float" office:value="0.6097858372" calcext:value-type="float">
            <text:p>0.6097858372</text:p>
          </table:table-cell>
          <table:table-cell office:value-type="float" office:value="0.7021365047" calcext:value-type="float">
            <text:p>0.7021365047</text:p>
          </table:table-cell>
        </table:table-row>
        <table:table-row table:style-name="ro1">
          <table:table-cell office:value-type="float" office:value="0.3082306714" calcext:value-type="float">
            <text:p>0.3082306714</text:p>
          </table:table-cell>
          <table:table-cell office:value-type="float" office:value="0.4722332299" calcext:value-type="float">
            <text:p>0.4722332299</text:p>
          </table:table-cell>
          <table:table-cell office:value-type="float" office:value="0.5927246136" calcext:value-type="float">
            <text:p>0.5927246136</text:p>
          </table:table-cell>
          <table:table-cell office:value-type="float" office:value="0.7608306304" calcext:value-type="float">
            <text:p>0.7608306304</text:p>
          </table:table-cell>
        </table:table-row>
        <table:table-row table:style-name="ro1">
          <table:table-cell office:value-type="float" office:value="0.9579661402" calcext:value-type="float">
            <text:p>0.957966140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437676683" calcext:value-type="float">
            <text:p>0.3437676683</text:p>
          </table:table-cell>
          <table:table-cell office:value-type="float" office:value="0.7936395411" calcext:value-type="float">
            <text:p>0.7936395411</text:p>
          </table:table-cell>
        </table:table-row>
        <table:table-row table:style-name="ro1">
          <table:table-cell office:value-type="float" office:value="0.6969228818" calcext:value-type="float">
            <text:p>0.696922881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036311118" calcext:value-type="float">
            <text:p>0.5036311118</text:p>
          </table:table-cell>
        </table:table-row>
        <table:table-row table:style-name="ro1">
          <table:table-cell office:value-type="float" office:value="0.5750384674" calcext:value-type="float">
            <text:p>0.5750384674</text:p>
          </table:table-cell>
          <table:table-cell office:value-type="float" office:value="0.5796735756" calcext:value-type="float">
            <text:p>0.5796735756</text:p>
          </table:table-cell>
          <table:table-cell office:value-type="float" office:value="0.5348465621" calcext:value-type="float">
            <text:p>0.5348465621</text:p>
          </table:table-cell>
          <table:table-cell office:value-type="float" office:value="0.6745377411" calcext:value-type="float">
            <text:p>0.6745377411</text:p>
          </table:table-cell>
        </table:table-row>
        <table:table-row table:style-name="ro1">
          <table:table-cell office:value-type="float" office:value="0.5218960326" calcext:value-type="float">
            <text:p>0.5218960326</text:p>
          </table:table-cell>
          <table:table-cell office:value-type="float" office:value="0.7000323215" calcext:value-type="float">
            <text:p>0.7000323215</text:p>
          </table:table-cell>
          <table:table-cell office:value-type="float" office:value="0.5292805002" calcext:value-type="float">
            <text:p>0.5292805002</text:p>
          </table:table-cell>
          <table:table-cell office:value-type="float" office:value="0.6161955995" calcext:value-type="float">
            <text:p>0.6161955995</text:p>
          </table:table-cell>
        </table:table-row>
        <table:table-row table:style-name="ro1">
          <table:table-cell office:value-type="float" office:value="0.5475084459" calcext:value-type="float">
            <text:p>0.547508445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18603546" calcext:value-type="float">
            <text:p>0.421860354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120192829" calcext:value-type="float">
            <text:p>0.312019282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20241249" calcext:value-type="float">
            <text:p>0.6620241249</text:p>
          </table:table-cell>
          <table:table-cell office:value-type="float" office:value="0.4234510475" calcext:value-type="float">
            <text:p>0.4234510475</text:p>
          </table:table-cell>
        </table:table-row>
        <table:table-row table:style-name="ro1">
          <table:table-cell office:value-type="float" office:value="0.679295847" calcext:value-type="float">
            <text:p>0.679295847</text:p>
          </table:table-cell>
          <table:table-cell office:value-type="float" office:value="0.6594504427" calcext:value-type="float">
            <text:p>0.6594504427</text:p>
          </table:table-cell>
          <table:table-cell office:value-type="float" office:value="0.5943366544" calcext:value-type="float">
            <text:p>0.5943366544</text:p>
          </table:table-cell>
          <table:table-cell office:value-type="float" office:value="0.6616221719" calcext:value-type="float">
            <text:p>0.6616221719</text:p>
          </table:table-cell>
        </table:table-row>
        <table:table-row table:style-name="ro1">
          <table:table-cell office:value-type="float" office:value="0.6744897959" calcext:value-type="float">
            <text:p>0.674489795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8737904571" calcext:value-type="float">
            <text:p>0.873790457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977763244" calcext:value-type="float">
            <text:p>0.2977763244</text:p>
          </table:table-cell>
          <table:table-cell office:value-type="float" office:value="0.5287283613" calcext:value-type="float">
            <text:p>0.5287283613</text:p>
          </table:table-cell>
          <table:table-cell office:value-type="float" office:value="0.4604448679" calcext:value-type="float">
            <text:p>0.4604448679</text:p>
          </table:table-cell>
          <table:table-cell office:value-type="float" office:value="0.3098434535" calcext:value-type="float">
            <text:p>0.3098434535</text:p>
          </table:table-cell>
        </table:table-row>
        <table:table-row table:style-name="ro1">
          <table:table-cell office:value-type="float" office:value="0.4412887048" calcext:value-type="float">
            <text:p>0.4412887048</text:p>
          </table:table-cell>
          <table:table-cell office:value-type="float" office:value="0.3365069177" calcext:value-type="float">
            <text:p>0.336506917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977119687" calcext:value-type="float">
            <text:p>0.6977119687</text:p>
          </table:table-cell>
          <table:table-cell office:value-type="float" office:value="0.8502265279" calcext:value-type="float">
            <text:p>0.8502265279</text:p>
          </table:table-cell>
          <table:table-cell office:value-type="float" office:value="0.5247039081" calcext:value-type="float">
            <text:p>0.5247039081</text:p>
          </table:table-cell>
          <table:table-cell office:value-type="float" office:value="0.6693492165" calcext:value-type="float">
            <text:p>0.6693492165</text:p>
          </table:table-cell>
        </table:table-row>
        <table:table-row table:style-name="ro1">
          <table:table-cell office:value-type="float" office:value="0.5480850076" calcext:value-type="float">
            <text:p>0.5480850076</text:p>
          </table:table-cell>
          <table:table-cell office:value-type="float" office:value="0.5059882205" calcext:value-type="float">
            <text:p>0.5059882205</text:p>
          </table:table-cell>
          <table:table-cell office:value-type="float" office:value="0.6080120275" calcext:value-type="float">
            <text:p>0.6080120275</text:p>
          </table:table-cell>
          <table:table-cell office:value-type="float" office:value="0.4853564331" calcext:value-type="float">
            <text:p>0.4853564331</text:p>
          </table:table-cell>
        </table:table-row>
        <table:table-row table:style-name="ro1">
          <table:table-cell office:value-type="float" office:value="0.9451363222" calcext:value-type="float">
            <text:p>0.945136322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55348599" calcext:value-type="float">
            <text:p>0.735534859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353822218" calcext:value-type="float">
            <text:p>0.6353822218</text:p>
          </table:table-cell>
          <table:table-cell office:value-type="float" office:value="0.5545112901" calcext:value-type="float">
            <text:p>0.5545112901</text:p>
          </table:table-cell>
          <table:table-cell office:value-type="float" office:value="0.6369363818" calcext:value-type="float">
            <text:p>0.6369363818</text:p>
          </table:table-cell>
          <table:table-cell office:value-type="float" office:value="0.5462382323" calcext:value-type="float">
            <text:p>0.5462382323</text:p>
          </table:table-cell>
        </table:table-row>
        <table:table-row table:style-name="ro1">
          <table:table-cell office:value-type="float" office:value="0.7073836111" calcext:value-type="float">
            <text:p>0.7073836111</text:p>
          </table:table-cell>
          <table:table-cell office:value-type="float" office:value="0.6283150163" calcext:value-type="float">
            <text:p>0.6283150163</text:p>
          </table:table-cell>
          <table:table-cell office:value-type="float" office:value="0.7520829053" calcext:value-type="float">
            <text:p>0.7520829053</text:p>
          </table:table-cell>
          <table:table-cell office:value-type="float" office:value="0.2471529457" calcext:value-type="float">
            <text:p>0.2471529457</text:p>
          </table:table-cell>
        </table:table-row>
        <table:table-row table:style-name="ro1">
          <table:table-cell office:value-type="float" office:value="0.5182573826" calcext:value-type="float">
            <text:p>0.5182573826</text:p>
          </table:table-cell>
          <table:table-cell office:value-type="float" office:value="0.634517013" calcext:value-type="float">
            <text:p>0.63451701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707649092" calcext:value-type="float">
            <text:p>0.5707649092</text:p>
          </table:table-cell>
        </table:table-row>
        <table:table-row table:style-name="ro1">
          <table:table-cell office:value-type="float" office:value="0.7015518851" calcext:value-type="float">
            <text:p>0.701551885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856126042" calcext:value-type="float">
            <text:p>0.7856126042</text:p>
          </table:table-cell>
          <table:table-cell office:value-type="float" office:value="0.672248938" calcext:value-type="float">
            <text:p>0.672248938</text:p>
          </table:table-cell>
          <table:table-cell office:value-type="float" office:value="0.7265357232" calcext:value-type="float">
            <text:p>0.7265357232</text:p>
          </table:table-cell>
          <table:table-cell office:value-type="float" office:value="0.3741259905" calcext:value-type="float">
            <text:p>0.3741259905</text:p>
          </table:table-cell>
        </table:table-row>
        <table:table-row table:style-name="ro1">
          <table:table-cell office:value-type="float" office:value="0.678907669" calcext:value-type="float">
            <text:p>0.67890766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72229617" calcext:value-type="float">
            <text:p>0.87222961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293174935" calcext:value-type="float">
            <text:p>0.729317493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06824954" calcext:value-type="float">
            <text:p>0.550682495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544827001" calcext:value-type="float">
            <text:p>0.754482700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574326393" calcext:value-type="float">
            <text:p>0.7574326393</text:p>
          </table:table-cell>
          <table:table-cell office:value-type="float" office:value="0.9748977002" calcext:value-type="float">
            <text:p>0.9748977002</text:p>
          </table:table-cell>
        </table:table-row>
        <table:table-row table:style-name="ro1">
          <table:table-cell office:value-type="float" office:value="0.5564062977" calcext:value-type="float">
            <text:p>0.5564062977</text:p>
          </table:table-cell>
          <table:table-cell office:value-type="float" office:value="0.4639489973" calcext:value-type="float">
            <text:p>0.4639489973</text:p>
          </table:table-cell>
          <table:table-cell office:value-type="float" office:value="0.405244196" calcext:value-type="float">
            <text:p>0.405244196</text:p>
          </table:table-cell>
          <table:table-cell office:value-type="float" office:value="0.5112335024" calcext:value-type="float">
            <text:p>0.5112335024</text:p>
          </table:table-cell>
        </table:table-row>
        <table:table-row table:style-name="ro1">
          <table:table-cell office:value-type="float" office:value="0.6323770492" calcext:value-type="float">
            <text:p>0.6323770492</text:p>
          </table:table-cell>
          <table:table-cell office:value-type="float" office:value="0.6346122726" calcext:value-type="float">
            <text:p>0.6346122726</text:p>
          </table:table-cell>
          <table:table-cell office:value-type="float" office:value="0.4923581244" calcext:value-type="float">
            <text:p>0.4923581244</text:p>
          </table:table-cell>
          <table:table-cell office:value-type="float" office:value="0.5092256189" calcext:value-type="float">
            <text:p>0.5092256189</text:p>
          </table:table-cell>
        </table:table-row>
        <table:table-row table:style-name="ro1">
          <table:table-cell office:value-type="float" office:value="0.6616224075" calcext:value-type="float">
            <text:p>0.6616224075</text:p>
          </table:table-cell>
          <table:table-cell office:value-type="float" office:value="0.4061035163" calcext:value-type="float">
            <text:p>0.4061035163</text:p>
          </table:table-cell>
          <table:table-cell office:value-type="float" office:value="0.2550419819" calcext:value-type="float">
            <text:p>0.2550419819</text:p>
          </table:table-cell>
          <table:table-cell office:value-type="float" office:value="0.6464592371" calcext:value-type="float">
            <text:p>0.6464592371</text:p>
          </table:table-cell>
        </table:table-row>
        <table:table-row table:style-name="ro1">
          <table:table-cell office:value-type="float" office:value="0.04874767856" calcext:value-type="float">
            <text:p>0.0487476786</text:p>
          </table:table-cell>
          <table:table-cell office:value-type="float" office:value="0.7747525182" calcext:value-type="float">
            <text:p>0.7747525182</text:p>
          </table:table-cell>
          <table:table-cell office:value-type="float" office:value="0.7265946502" calcext:value-type="float">
            <text:p>0.726594650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979932493" calcext:value-type="float">
            <text:p>0.2979932493</text:p>
          </table:table-cell>
          <table:table-cell office:value-type="float" office:value="0.3474543197" calcext:value-type="float">
            <text:p>0.3474543197</text:p>
          </table:table-cell>
          <table:table-cell office:value-type="float" office:value="0.7844567341" calcext:value-type="float">
            <text:p>0.7844567341</text:p>
          </table:table-cell>
          <table:table-cell office:value-type="float" office:value="0.5267009167" calcext:value-type="float">
            <text:p>0.5267009167</text:p>
          </table:table-cell>
        </table:table-row>
        <table:table-row table:style-name="ro1">
          <table:table-cell office:value-type="float" office:value="0.3416216523" calcext:value-type="float">
            <text:p>0.3416216523</text:p>
          </table:table-cell>
          <table:table-cell office:value-type="float" office:value="0.5325861804" calcext:value-type="float">
            <text:p>0.532586180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23514107" calcext:value-type="float">
            <text:p>0.6723514107</text:p>
          </table:table-cell>
        </table:table-row>
        <table:table-row table:style-name="ro1">
          <table:table-cell office:value-type="float" office:value="0.5761892361" calcext:value-type="float">
            <text:p>0.5761892361</text:p>
          </table:table-cell>
          <table:table-cell office:value-type="float" office:value="0.6211190168" calcext:value-type="float">
            <text:p>0.6211190168</text:p>
          </table:table-cell>
          <table:table-cell office:value-type="float" office:value="0.5162645758" calcext:value-type="float">
            <text:p>0.5162645758</text:p>
          </table:table-cell>
          <table:table-cell office:value-type="float" office:value="0.5678195645" calcext:value-type="float">
            <text:p>0.5678195645</text:p>
          </table:table-cell>
        </table:table-row>
        <table:table-row table:style-name="ro1">
          <table:table-cell office:value-type="float" office:value="0.06162715765" calcext:value-type="float">
            <text:p>0.0616271577</text:p>
          </table:table-cell>
          <table:table-cell office:value-type="float" office:value="0.4877060958" calcext:value-type="float">
            <text:p>0.4877060958</text:p>
          </table:table-cell>
          <table:table-cell office:value-type="float" office:value="0.5578858722" calcext:value-type="float">
            <text:p>0.5578858722</text:p>
          </table:table-cell>
          <table:table-cell office:value-type="float" office:value="0.7435712232" calcext:value-type="float">
            <text:p>0.7435712232</text:p>
          </table:table-cell>
        </table:table-row>
        <table:table-row table:style-name="ro1">
          <table:table-cell office:value-type="float" office:value="0.6382395879" calcext:value-type="float">
            <text:p>0.6382395879</text:p>
          </table:table-cell>
          <table:table-cell office:value-type="float" office:value="0.5071823204" calcext:value-type="float">
            <text:p>0.5071823204</text:p>
          </table:table-cell>
          <table:table-cell office:value-type="float" office:value="0.2975651023" calcext:value-type="float">
            <text:p>0.2975651023</text:p>
          </table:table-cell>
          <table:table-cell office:value-type="float" office:value="0.434348952" calcext:value-type="float">
            <text:p>0.434348952</text:p>
          </table:table-cell>
        </table:table-row>
        <table:table-row table:style-name="ro1">
          <table:table-cell office:value-type="float" office:value="0.4875462807" calcext:value-type="float">
            <text:p>0.487546280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714973687" calcext:value-type="float">
            <text:p>0.871497368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123186647" calcext:value-type="float">
            <text:p>0.4123186647</text:p>
          </table:table-cell>
          <table:table-cell office:value-type="float" office:value="0.7474904068" calcext:value-type="float">
            <text:p>0.7474904068</text:p>
          </table:table-cell>
          <table:table-cell office:value-type="float" office:value="0.6321562522" calcext:value-type="float">
            <text:p>0.6321562522</text:p>
          </table:table-cell>
          <table:table-cell office:value-type="float" office:value="0.5150776454" calcext:value-type="float">
            <text:p>0.5150776454</text:p>
          </table:table-cell>
        </table:table-row>
        <table:table-row table:style-name="ro1">
          <table:table-cell office:value-type="float" office:value="0.6712356461" calcext:value-type="float">
            <text:p>0.671235646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619142572" calcext:value-type="float">
            <text:p>0.3619142572</text:p>
          </table:table-cell>
          <table:table-cell office:value-type="float" office:value="0.7821180556" calcext:value-type="float">
            <text:p>0.7821180556</text:p>
          </table:table-cell>
        </table:table-row>
        <table:table-row table:style-name="ro1">
          <table:table-cell office:value-type="float" office:value="0.8477775437" calcext:value-type="float">
            <text:p>0.8477775437</text:p>
          </table:table-cell>
          <table:table-cell office:value-type="float" office:value="0.8632372689" calcext:value-type="float">
            <text:p>0.863237268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304465494" calcext:value-type="float">
            <text:p>0.43044654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842125094" calcext:value-type="float">
            <text:p>0.58421250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563063416" calcext:value-type="float">
            <text:p>0.7563063416</text:p>
          </table:table-cell>
          <table:table-cell office:value-type="float" office:value="0.620445967" calcext:value-type="float">
            <text:p>0.62044596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740491307" calcext:value-type="float">
            <text:p>0.2740491307</text:p>
          </table:table-cell>
        </table:table-row>
        <table:table-row table:style-name="ro1">
          <table:table-cell office:value-type="float" office:value="0.09745612305" calcext:value-type="float">
            <text:p>0.0974561231</text:p>
          </table:table-cell>
          <table:table-cell office:value-type="float" office:value="0.5260307979" calcext:value-type="float">
            <text:p>0.526030797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414208389" calcext:value-type="float">
            <text:p>0.7414208389</text:p>
          </table:table-cell>
          <table:table-cell office:value-type="float" office:value="0.6806447758" calcext:value-type="float">
            <text:p>0.6806447758</text:p>
          </table:table-cell>
          <table:table-cell office:value-type="float" office:value="0.5024778979" calcext:value-type="float">
            <text:p>0.5024778979</text:p>
          </table:table-cell>
          <table:table-cell office:value-type="float" office:value="0.8298030276" calcext:value-type="float">
            <text:p>0.8298030276</text:p>
          </table:table-cell>
        </table:table-row>
        <table:table-row table:style-name="ro1">
          <table:table-cell office:value-type="float" office:value="0.328411753" calcext:value-type="float">
            <text:p>0.328411753</text:p>
          </table:table-cell>
          <table:table-cell office:value-type="float" office:value="0.361343525" calcext:value-type="float">
            <text:p>0.361343525</text:p>
          </table:table-cell>
          <table:table-cell office:value-type="float" office:value="0.4015755001" calcext:value-type="float">
            <text:p>0.4015755001</text:p>
          </table:table-cell>
          <table:table-cell office:value-type="float" office:value="0.3410038873" calcext:value-type="float">
            <text:p>0.3410038873</text:p>
          </table:table-cell>
        </table:table-row>
        <table:table-row table:style-name="ro1">
          <table:table-cell office:value-type="float" office:value="0.4736943766" calcext:value-type="float">
            <text:p>0.4736943766</text:p>
          </table:table-cell>
          <table:table-cell office:value-type="float" office:value="0.03145917001" calcext:value-type="float">
            <text:p>0.0314591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33970034" calcext:value-type="float">
            <text:p>0.4233970034</text:p>
          </table:table-cell>
        </table:table-row>
        <table:table-row table:style-name="ro1">
          <table:table-cell office:value-type="float" office:value="0.6279521016" calcext:value-type="float">
            <text:p>0.6279521016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710236341" calcext:value-type="float">
            <text:p>0.371023634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450937918" calcext:value-type="float">
            <text:p>0.5450937918</text:p>
          </table:table-cell>
          <table:table-cell office:value-type="float" office:value="0.6373408912" calcext:value-type="float">
            <text:p>0.6373408912</text:p>
          </table:table-cell>
          <table:table-cell office:value-type="float" office:value="0.7813595733" calcext:value-type="float">
            <text:p>0.7813595733</text:p>
          </table:table-cell>
          <table:table-cell office:value-type="float" office:value="0.6881194366" calcext:value-type="float">
            <text:p>0.6881194366</text:p>
          </table:table-cell>
        </table:table-row>
        <table:table-row table:style-name="ro1">
          <table:table-cell office:value-type="float" office:value="0.4424593067" calcext:value-type="float">
            <text:p>0.4424593067</text:p>
          </table:table-cell>
          <table:table-cell office:value-type="float" office:value="0.7300286053" calcext:value-type="float">
            <text:p>0.7300286053</text:p>
          </table:table-cell>
          <table:table-cell office:value-type="float" office:value="0.7327904188" calcext:value-type="float">
            <text:p>0.732790418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545234089" calcext:value-type="float">
            <text:p>0.5545234089</text:p>
          </table:table-cell>
          <table:table-cell office:value-type="float" office:value="0.5542318723" calcext:value-type="float">
            <text:p>0.5542318723</text:p>
          </table:table-cell>
          <table:table-cell office:value-type="float" office:value="0.8740925465" calcext:value-type="float">
            <text:p>0.8740925465</text:p>
          </table:table-cell>
          <table:table-cell office:value-type="float" office:value="0.5231850852" calcext:value-type="float">
            <text:p>0.5231850852</text:p>
          </table:table-cell>
        </table:table-row>
        <table:table-row table:style-name="ro1">
          <table:table-cell office:value-type="float" office:value="0.3679814466" calcext:value-type="float">
            <text:p>0.367981446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122199338" calcext:value-type="float">
            <text:p>0.2122199338</text:p>
          </table:table-cell>
          <table:table-cell office:value-type="float" office:value="0.2564444444" calcext:value-type="float">
            <text:p>0.2564444444</text:p>
          </table:table-cell>
          <table:table-cell office:value-type="float" office:value="0.2854525311" calcext:value-type="float">
            <text:p>0.285452531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53459766" calcext:value-type="float">
            <text:p>0.653459766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22114671" calcext:value-type="float">
            <text:p>0.6722114671</text:p>
          </table:table-cell>
          <table:table-cell office:value-type="float" office:value="0.6336395874" calcext:value-type="float">
            <text:p>0.6336395874</text:p>
          </table:table-cell>
        </table:table-row>
        <table:table-row table:style-name="ro1">
          <table:table-cell office:value-type="float" office:value="0.6678403252" calcext:value-type="float">
            <text:p>0.667840325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970980909" calcext:value-type="float">
            <text:p>0.7970980909</text:p>
          </table:table-cell>
          <table:table-cell office:value-type="float" office:value="0.358584586" calcext:value-type="float">
            <text:p>0.358584586</text:p>
          </table:table-cell>
        </table:table-row>
        <table:table-row table:style-name="ro1">
          <table:table-cell office:value-type="float" office:value="0.8209078932" calcext:value-type="float">
            <text:p>0.820907893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882668241" calcext:value-type="float">
            <text:p>0.8882668241</text:p>
          </table:table-cell>
          <table:table-cell office:value-type="float" office:value="0.6905281471" calcext:value-type="float">
            <text:p>0.6905281471</text:p>
          </table:table-cell>
        </table:table-row>
        <table:table-row table:style-name="ro1">
          <table:table-cell office:value-type="float" office:value="0.6310184241" calcext:value-type="float">
            <text:p>0.6310184241</text:p>
          </table:table-cell>
          <table:table-cell office:value-type="float" office:value="0.8445677704" calcext:value-type="float">
            <text:p>0.8445677704</text:p>
          </table:table-cell>
          <table:table-cell office:value-type="float" office:value="0.7296745603" calcext:value-type="float">
            <text:p>0.7296745603</text:p>
          </table:table-cell>
          <table:table-cell office:value-type="float" office:value="0.624339203" calcext:value-type="float">
            <text:p>0.624339203</text:p>
          </table:table-cell>
        </table:table-row>
        <table:table-row table:style-name="ro1">
          <table:table-cell office:value-type="float" office:value="0.3912545133" calcext:value-type="float">
            <text:p>0.3912545133</text:p>
          </table:table-cell>
          <table:table-cell office:value-type="float" office:value="0.6662233631" calcext:value-type="float">
            <text:p>0.6662233631</text:p>
          </table:table-cell>
          <table:table-cell office:value-type="float" office:value="0.3243487187" calcext:value-type="float">
            <text:p>0.3243487187</text:p>
          </table:table-cell>
          <table:table-cell office:value-type="float" office:value="0.7992114715" calcext:value-type="float">
            <text:p>0.7992114715</text:p>
          </table:table-cell>
        </table:table-row>
        <table:table-row table:style-name="ro1">
          <table:table-cell office:value-type="float" office:value="0.2446997169" calcext:value-type="float">
            <text:p>0.2446997169</text:p>
          </table:table-cell>
          <table:table-cell office:value-type="float" office:value="0.558099224" calcext:value-type="float">
            <text:p>0.558099224</text:p>
          </table:table-cell>
          <table:table-cell office:value-type="float" office:value="0.5739583333" calcext:value-type="float">
            <text:p>0.5739583333</text:p>
          </table:table-cell>
          <table:table-cell office:value-type="float" office:value="0.439915899" calcext:value-type="float">
            <text:p>0.439915899</text:p>
          </table:table-cell>
        </table:table-row>
        <table:table-row table:style-name="ro1">
          <table:table-cell office:value-type="float" office:value="0.2990295156" calcext:value-type="float">
            <text:p>0.2990295156</text:p>
          </table:table-cell>
          <table:table-cell office:value-type="float" office:value="0.386480529" calcext:value-type="float">
            <text:p>0.386480529</text:p>
          </table:table-cell>
          <table:table-cell office:value-type="float" office:value="0.6583570681" calcext:value-type="float">
            <text:p>0.6583570681</text:p>
          </table:table-cell>
          <table:table-cell office:value-type="float" office:value="0.5160766863" calcext:value-type="float">
            <text:p>0.5160766863</text:p>
          </table:table-cell>
        </table:table-row>
        <table:table-row table:style-name="ro1">
          <table:table-cell office:value-type="float" office:value="0.3957642462" calcext:value-type="float">
            <text:p>0.3957642462</text:p>
          </table:table-cell>
          <table:table-cell office:value-type="float" office:value="0.4927861086" calcext:value-type="float">
            <text:p>0.4927861086</text:p>
          </table:table-cell>
          <table:table-cell office:value-type="float" office:value="0.8276435462" calcext:value-type="float">
            <text:p>0.8276435462</text:p>
          </table:table-cell>
          <table:table-cell office:value-type="float" office:value="0.6371722469" calcext:value-type="float">
            <text:p>0.6371722469</text:p>
          </table:table-cell>
        </table:table-row>
        <table:table-row table:style-name="ro1">
          <table:table-cell office:value-type="float" office:value="0.5290131917" calcext:value-type="float">
            <text:p>0.5290131917</text:p>
          </table:table-cell>
          <table:table-cell office:value-type="float" office:value="0.4955945931" calcext:value-type="float">
            <text:p>0.4955945931</text:p>
          </table:table-cell>
          <table:table-cell office:value-type="float" office:value="0.6338847831" calcext:value-type="float">
            <text:p>0.6338847831</text:p>
          </table:table-cell>
          <table:table-cell office:value-type="float" office:value="0.555115109" calcext:value-type="float">
            <text:p>0.555115109</text:p>
          </table:table-cell>
        </table:table-row>
        <table:table-row table:style-name="ro1">
          <table:table-cell office:value-type="float" office:value="0.4343620178" calcext:value-type="float">
            <text:p>0.434362017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736445783" calcext:value-type="float">
            <text:p>0.5736445783</text:p>
          </table:table-cell>
          <table:table-cell office:value-type="float" office:value="0.4773588393" calcext:value-type="float">
            <text:p>0.4773588393</text:p>
          </table:table-cell>
        </table:table-row>
        <table:table-row table:style-name="ro1">
          <table:table-cell office:value-type="float" office:value="0.8899310167" calcext:value-type="float">
            <text:p>0.8899310167</text:p>
          </table:table-cell>
          <table:table-cell office:value-type="float" office:value="0.5086847974" calcext:value-type="float">
            <text:p>0.5086847974</text:p>
          </table:table-cell>
          <table:table-cell office:value-type="float" office:value="0.6817522117" calcext:value-type="float">
            <text:p>0.6817522117</text:p>
          </table:table-cell>
          <table:table-cell office:value-type="float" office:value="0.4314503252" calcext:value-type="float">
            <text:p>0.4314503252</text:p>
          </table:table-cell>
        </table:table-row>
        <table:table-row table:style-name="ro1">
          <table:table-cell office:value-type="float" office:value="0.05953726731" calcext:value-type="float">
            <text:p>0.0595372673</text:p>
          </table:table-cell>
          <table:table-cell office:value-type="float" office:value="0.4918036468" calcext:value-type="float">
            <text:p>0.491803646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379618165" calcext:value-type="float">
            <text:p>0.5379618165</text:p>
          </table:table-cell>
          <table:table-cell office:value-type="float" office:value="0.706811718" calcext:value-type="float">
            <text:p>0.706811718</text:p>
          </table:table-cell>
          <table:table-cell office:value-type="float" office:value="0.5588220008" calcext:value-type="float">
            <text:p>0.5588220008</text:p>
          </table:table-cell>
          <table:table-cell office:value-type="float" office:value="0.3835625718" calcext:value-type="float">
            <text:p>0.3835625718</text:p>
          </table:table-cell>
        </table:table-row>
        <table:table-row table:style-name="ro1">
          <table:table-cell office:value-type="float" office:value="0.2423540656" calcext:value-type="float">
            <text:p>0.2423540656</text:p>
          </table:table-cell>
          <table:table-cell office:value-type="float" office:value="0.6099533345" calcext:value-type="float">
            <text:p>0.6099533345</text:p>
          </table:table-cell>
          <table:table-cell office:value-type="float" office:value="0.3826345697" calcext:value-type="float">
            <text:p>0.3826345697</text:p>
          </table:table-cell>
          <table:table-cell office:value-type="float" office:value="0.2782347654" calcext:value-type="float">
            <text:p>0.2782347654</text:p>
          </table:table-cell>
        </table:table-row>
        <table:table-row table:style-name="ro1">
          <table:table-cell office:value-type="float" office:value="0.7880490296" calcext:value-type="float">
            <text:p>0.7880490296</text:p>
          </table:table-cell>
          <table:table-cell office:value-type="float" office:value="0.3046248127" calcext:value-type="float">
            <text:p>0.3046248127</text:p>
          </table:table-cell>
          <table:table-cell office:value-type="float" office:value="0.429883019" calcext:value-type="float">
            <text:p>0.429883019</text:p>
          </table:table-cell>
          <table:table-cell office:value-type="float" office:value="0.5389801776" calcext:value-type="float">
            <text:p>0.5389801776</text:p>
          </table:table-cell>
        </table:table-row>
        <table:table-row table:style-name="ro1">
          <table:table-cell office:value-type="float" office:value="0.9503216583" calcext:value-type="float">
            <text:p>0.950321658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81618225" calcext:value-type="float">
            <text:p>0.6781618225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float" office:value="0.8187896451" calcext:value-type="float">
            <text:p>0.818789645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093857395" calcext:value-type="float">
            <text:p>0.809385739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848592306" calcext:value-type="float">
            <text:p>0.848592306</text:p>
          </table:table-cell>
          <table:table-cell office:value-type="float" office:value="0.1840848003" calcext:value-type="float">
            <text:p>0.1840848003</text:p>
          </table:table-cell>
          <table:table-cell office:value-type="float" office:value="0.3034379838" calcext:value-type="float">
            <text:p>0.303437983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533420991" calcext:value-type="float">
            <text:p>0.353342099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373455253" calcext:value-type="float">
            <text:p>0.337345525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575678326" calcext:value-type="float">
            <text:p>0.2575678326</text:p>
          </table:table-cell>
          <table:table-cell office:value-type="float" office:value="0.9513581052" calcext:value-type="float">
            <text:p>0.9513581052</text:p>
          </table:table-cell>
          <table:table-cell office:value-type="float" office:value="0.6270242026" calcext:value-type="float">
            <text:p>0.6270242026</text:p>
          </table:table-cell>
          <table:table-cell office:value-type="float" office:value="0.6177555635" calcext:value-type="float">
            <text:p>0.6177555635</text:p>
          </table:table-cell>
        </table:table-row>
        <table:table-row table:style-name="ro1">
          <table:table-cell office:value-type="float" office:value="0.7566247002" calcext:value-type="float">
            <text:p>0.7566247002</text:p>
          </table:table-cell>
          <table:table-cell office:value-type="float" office:value="0.2796758636" calcext:value-type="float">
            <text:p>0.2796758636</text:p>
          </table:table-cell>
          <table:table-cell office:value-type="float" office:value="0.3199537729" calcext:value-type="float">
            <text:p>0.3199537729</text:p>
          </table:table-cell>
          <table:table-cell office:value-type="float" office:value="0.9111626903" calcext:value-type="float">
            <text:p>0.9111626903</text:p>
          </table:table-cell>
        </table:table-row>
        <table:table-row table:style-name="ro1">
          <table:table-cell office:value-type="float" office:value="0.8929932922" calcext:value-type="float">
            <text:p>0.892993292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040719887" calcext:value-type="float">
            <text:p>0.7040719887</text:p>
          </table:table-cell>
        </table:table-row>
        <table:table-row table:style-name="ro1">
          <table:table-cell office:value-type="float" office:value="0.2124632893" calcext:value-type="float">
            <text:p>0.2124632893</text:p>
          </table:table-cell>
          <table:table-cell office:value-type="float" office:value="0.640988321" calcext:value-type="float">
            <text:p>0.640988321</text:p>
          </table:table-cell>
          <table:table-cell office:value-type="float" office:value="0.6222002113" calcext:value-type="float">
            <text:p>0.6222002113</text:p>
          </table:table-cell>
          <table:table-cell office:value-type="float" office:value="0.6792777535" calcext:value-type="float">
            <text:p>0.6792777535</text:p>
          </table:table-cell>
        </table:table-row>
        <table:table-row table:style-name="ro1">
          <table:table-cell office:value-type="float" office:value="0.4869131455" calcext:value-type="float">
            <text:p>0.4869131455</text:p>
          </table:table-cell>
          <table:table-cell office:value-type="float" office:value="0.3508075649" calcext:value-type="float">
            <text:p>0.3508075649</text:p>
          </table:table-cell>
          <table:table-cell office:value-type="float" office:value="0.5588180404" calcext:value-type="float">
            <text:p>0.5588180404</text:p>
          </table:table-cell>
          <table:table-cell office:value-type="float" office:value="0.266292735" calcext:value-type="float">
            <text:p>0.266292735</text:p>
          </table:table-cell>
        </table:table-row>
        <table:table-row table:style-name="ro1">
          <table:table-cell office:value-type="float" office:value="0.8698681164" calcext:value-type="float">
            <text:p>0.869868116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596714427" calcext:value-type="float">
            <text:p>0.4596714427</text:p>
          </table:table-cell>
          <table:table-cell office:value-type="float" office:value="0.5165351723" calcext:value-type="float">
            <text:p>0.5165351723</text:p>
          </table:table-cell>
        </table:table-row>
        <table:table-row table:style-name="ro1">
          <table:table-cell office:value-type="float" office:value="0.2663588202" calcext:value-type="float">
            <text:p>0.266358820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446576195" calcext:value-type="float">
            <text:p>0.6446576195</text:p>
          </table:table-cell>
          <table:table-cell office:value-type="float" office:value="0.7668006532" calcext:value-type="float">
            <text:p>0.7668006532</text:p>
          </table:table-cell>
        </table:table-row>
        <table:table-row table:style-name="ro1">
          <table:table-cell office:value-type="float" office:value="0.2045675571" calcext:value-type="float">
            <text:p>0.2045675571</text:p>
          </table:table-cell>
          <table:table-cell office:value-type="float" office:value="0.7925879862" calcext:value-type="float">
            <text:p>0.792587986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192504402" calcext:value-type="float">
            <text:p>0.7192504402</text:p>
          </table:table-cell>
          <table:table-cell office:value-type="float" office:value="0.8101333333" calcext:value-type="float">
            <text:p>0.81013333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943406396" calcext:value-type="float">
            <text:p>0.3943406396</text:p>
          </table:table-cell>
          <table:table-cell office:value-type="float" office:value="0.2043829947" calcext:value-type="float">
            <text:p>0.2043829947</text:p>
          </table:table-cell>
          <table:table-cell office:value-type="float" office:value="0.5895976616" calcext:value-type="float">
            <text:p>0.5895976616</text:p>
          </table:table-cell>
          <table:table-cell office:value-type="float" office:value="0.5391290145" calcext:value-type="float">
            <text:p>0.5391290145</text:p>
          </table:table-cell>
        </table:table-row>
        <table:table-row table:style-name="ro1">
          <table:table-cell office:value-type="float" office:value="0.5256655377" calcext:value-type="float">
            <text:p>0.525665537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700331072" calcext:value-type="float">
            <text:p>0.8700331072</text:p>
          </table:table-cell>
        </table:table-row>
        <table:table-row table:style-name="ro1">
          <table:table-cell office:value-type="float" office:value="0.1443750449" calcext:value-type="float">
            <text:p>0.1443750449</text:p>
          </table:table-cell>
          <table:table-cell office:value-type="float" office:value="0.7330581082" calcext:value-type="float">
            <text:p>0.7330581082</text:p>
          </table:table-cell>
          <table:table-cell office:value-type="float" office:value="0.6643145864" calcext:value-type="float">
            <text:p>0.6643145864</text:p>
          </table:table-cell>
          <table:table-cell office:value-type="float" office:value="0.7175154548" calcext:value-type="float">
            <text:p>0.7175154548</text:p>
          </table:table-cell>
        </table:table-row>
        <table:table-row table:style-name="ro1">
          <table:table-cell office:value-type="float" office:value="0.2075151587" calcext:value-type="float">
            <text:p>0.2075151587</text:p>
          </table:table-cell>
          <table:table-cell office:value-type="float" office:value="0.2136594563" calcext:value-type="float">
            <text:p>0.2136594563</text:p>
          </table:table-cell>
          <table:table-cell office:value-type="float" office:value="0.01939485031" calcext:value-type="float">
            <text:p>0.0193948503</text:p>
          </table:table-cell>
          <table:table-cell office:value-type="float" office:value="0.09240840617" calcext:value-type="float">
            <text:p>0.0924084062</text:p>
          </table:table-cell>
        </table:table-row>
        <table:table-row table:style-name="ro1">
          <table:table-cell office:value-type="float" office:value="0.2628289474" calcext:value-type="float">
            <text:p>0.2628289474</text:p>
          </table:table-cell>
          <table:table-cell office:value-type="float" office:value="0.104977572" calcext:value-type="float">
            <text:p>0.104977572</text:p>
          </table:table-cell>
          <table:table-cell office:value-type="float" office:value="0.7837914692" calcext:value-type="float">
            <text:p>0.7837914692</text:p>
          </table:table-cell>
          <table:table-cell office:value-type="float" office:value="0.3676327326" calcext:value-type="float">
            <text:p>0.3676327326</text:p>
          </table:table-cell>
        </table:table-row>
        <table:table-row table:style-name="ro1">
          <table:table-cell office:value-type="float" office:value="0.2426547808" calcext:value-type="float">
            <text:p>0.2426547808</text:p>
          </table:table-cell>
          <table:table-cell office:value-type="float" office:value="0.3942231234" calcext:value-type="float">
            <text:p>0.3942231234</text:p>
          </table:table-cell>
          <table:table-cell office:value-type="float" office:value="0.1972880528" calcext:value-type="float">
            <text:p>0.1972880528</text:p>
          </table:table-cell>
          <table:table-cell office:value-type="float" office:value="0.8374532613" calcext:value-type="float">
            <text:p>0.8374532613</text:p>
          </table:table-cell>
        </table:table-row>
        <table:table-row table:style-name="ro1">
          <table:table-cell office:value-type="float" office:value="0.4430008382" calcext:value-type="float">
            <text:p>0.443000838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632194245" calcext:value-type="float">
            <text:p>0.7632194245</text:p>
          </table:table-cell>
        </table:table-row>
        <table:table-row table:style-name="ro1">
          <table:table-cell office:value-type="float" office:value="0.6730644993" calcext:value-type="float">
            <text:p>0.6730644993</text:p>
          </table:table-cell>
          <table:table-cell office:value-type="float" office:value="0.6986850659" calcext:value-type="float">
            <text:p>0.6986850659</text:p>
          </table:table-cell>
          <table:table-cell office:value-type="float" office:value="0.6825037869" calcext:value-type="float">
            <text:p>0.6825037869</text:p>
          </table:table-cell>
          <table:table-cell office:value-type="float" office:value="0.7169480615" calcext:value-type="float">
            <text:p>0.7169480615</text:p>
          </table:table-cell>
        </table:table-row>
        <table:table-row table:style-name="ro1">
          <table:table-cell office:value-type="float" office:value="0.6685546875" calcext:value-type="float">
            <text:p>0.6685546875</text:p>
          </table:table-cell>
          <table:table-cell office:value-type="float" office:value="0.5966270866" calcext:value-type="float">
            <text:p>0.5966270866</text:p>
          </table:table-cell>
          <table:table-cell office:value-type="float" office:value="0.5454209462" calcext:value-type="float">
            <text:p>0.5454209462</text:p>
          </table:table-cell>
          <table:table-cell office:value-type="float" office:value="0.558193188" calcext:value-type="float">
            <text:p>0.558193188</text:p>
          </table:table-cell>
        </table:table-row>
        <table:table-row table:style-name="ro1">
          <table:table-cell office:value-type="float" office:value="0.2617237009" calcext:value-type="float">
            <text:p>0.2617237009</text:p>
          </table:table-cell>
          <table:table-cell office:value-type="float" office:value="0.7342549923" calcext:value-type="float">
            <text:p>0.7342549923</text:p>
          </table:table-cell>
          <table:table-cell office:value-type="float" office:value="0.3874541687" calcext:value-type="float">
            <text:p>0.3874541687</text:p>
          </table:table-cell>
          <table:table-cell office:value-type="float" office:value="0.5094029149" calcext:value-type="float">
            <text:p>0.5094029149</text:p>
          </table:table-cell>
        </table:table-row>
        <table:table-row table:style-name="ro1">
          <table:table-cell office:value-type="float" office:value="0.6120280037" calcext:value-type="float">
            <text:p>0.6120280037</text:p>
          </table:table-cell>
          <table:table-cell office:value-type="float" office:value="0.1565032276" calcext:value-type="float">
            <text:p>0.1565032276</text:p>
          </table:table-cell>
          <table:table-cell office:value-type="float" office:value="0.4962907529" calcext:value-type="float">
            <text:p>0.4962907529</text:p>
          </table:table-cell>
          <table:table-cell office:value-type="float" office:value="0.7037188828" calcext:value-type="float">
            <text:p>0.7037188828</text:p>
          </table:table-cell>
        </table:table-row>
        <table:table-row table:style-name="ro1">
          <table:table-cell office:value-type="float" office:value="0.7648665049" calcext:value-type="float">
            <text:p>0.764866504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928473177" calcext:value-type="float">
            <text:p>0.5928473177</text:p>
          </table:table-cell>
        </table:table-row>
        <table:table-row table:style-name="ro1">
          <table:table-cell office:value-type="float" office:value="0.5056382677" calcext:value-type="float">
            <text:p>0.5056382677</text:p>
          </table:table-cell>
          <table:table-cell office:value-type="float" office:value="0.6555127292" calcext:value-type="float">
            <text:p>0.6555127292</text:p>
          </table:table-cell>
          <table:table-cell office:value-type="float" office:value="0.6230445668" calcext:value-type="float">
            <text:p>0.6230445668</text:p>
          </table:table-cell>
          <table:table-cell office:value-type="float" office:value="0.7022004609" calcext:value-type="float">
            <text:p>0.7022004609</text:p>
          </table:table-cell>
        </table:table-row>
        <table:table-row table:style-name="ro1">
          <table:table-cell office:value-type="float" office:value="0.5207898083" calcext:value-type="float">
            <text:p>0.520789808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219167966" calcext:value-type="float">
            <text:p>0.7219167966</text:p>
          </table:table-cell>
        </table:table-row>
        <table:table-row table:style-name="ro1">
          <table:table-cell office:value-type="float" office:value="0.3814262584" calcext:value-type="float">
            <text:p>0.3814262584</text:p>
          </table:table-cell>
          <table:table-cell office:value-type="float" office:value="0.5257569643" calcext:value-type="float">
            <text:p>0.5257569643</text:p>
          </table:table-cell>
          <table:table-cell office:value-type="float" office:value="0.1596820369" calcext:value-type="float">
            <text:p>0.1596820369</text:p>
          </table:table-cell>
          <table:table-cell office:value-type="float" office:value="0.342674338" calcext:value-type="float">
            <text:p>0.342674338</text:p>
          </table:table-cell>
        </table:table-row>
        <table:table-row table:style-name="ro1">
          <table:table-cell office:value-type="float" office:value="0.6558422549" calcext:value-type="float">
            <text:p>0.6558422549</text:p>
          </table:table-cell>
          <table:table-cell office:value-type="float" office:value="0.6705596235" calcext:value-type="float">
            <text:p>0.6705596235</text:p>
          </table:table-cell>
          <table:table-cell office:value-type="float" office:value="0.1903081501" calcext:value-type="float">
            <text:p>0.1903081501</text:p>
          </table:table-cell>
          <table:table-cell office:value-type="float" office:value="0.7546283626" calcext:value-type="float">
            <text:p>0.7546283626</text:p>
          </table:table-cell>
        </table:table-row>
        <table:table-row table:style-name="ro1">
          <table:table-cell office:value-type="float" office:value="0.1836283186" calcext:value-type="float">
            <text:p>0.18362831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1936581517" calcext:value-type="float">
            <text:p>0.193658151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029758012" calcext:value-type="float">
            <text:p>0.20297580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959763484" calcext:value-type="float">
            <text:p>0.295976348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229335494" calcext:value-type="float">
            <text:p>0.32293354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08321469731" calcext:value-type="float">
            <text:p>0.083214697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799708234" calcext:value-type="float">
            <text:p>0.3799708234</text:p>
          </table:table-cell>
          <table:table-cell office:value-type="float" office:value="0.2236361263" calcext:value-type="float">
            <text:p>0.2236361263</text:p>
          </table:table-cell>
        </table:table-row>
        <table:table-row table:style-name="ro1">
          <table:table-cell office:value-type="float" office:value="0.1658630665" calcext:value-type="float">
            <text:p>0.16586306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535487594" calcext:value-type="float">
            <text:p>0.3535487594</text:p>
          </table:table-cell>
        </table:table-row>
        <table:table-row table:style-name="ro1">
          <table:table-cell office:value-type="float" office:value="0.369266055" calcext:value-type="float">
            <text:p>0.369266055</text:p>
          </table:table-cell>
          <table:table-cell office:value-type="float" office:value="0.1078498294" calcext:value-type="float">
            <text:p>0.10784982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9698774157" calcext:value-type="float">
            <text:p>0.9698774157</text:p>
          </table:table-cell>
          <table:table-cell office:value-type="float" office:value="0.5829438695" calcext:value-type="float">
            <text:p>0.5829438695</text:p>
          </table:table-cell>
          <table:table-cell office:value-type="float" office:value="0.9676023332" calcext:value-type="float">
            <text:p>0.9676023332</text:p>
          </table:table-cell>
          <table:table-cell office:value-type="float" office:value="0.8297019825" calcext:value-type="float">
            <text:p>0.8297019825</text:p>
          </table:table-cell>
        </table:table-row>
        <table:table-row table:style-name="ro1">
          <table:table-cell office:value-type="float" office:value="0.3615797546" calcext:value-type="float">
            <text:p>0.3615797546</text:p>
          </table:table-cell>
          <table:table-cell office:value-type="float" office:value="0.2687908497" calcext:value-type="float">
            <text:p>0.268790849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05457837558" calcext:value-type="float">
            <text:p>0.0545783756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351653205" calcext:value-type="float">
            <text:p>0.435165320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271262645" calcext:value-type="float">
            <text:p>0.42712626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486062718" calcext:value-type="float">
            <text:p>0.448606271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605577818" calcext:value-type="float">
            <text:p>0.460557781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251251707" calcext:value-type="float">
            <text:p>0.4251251707</text:p>
          </table:table-cell>
          <table:table-cell office:value-type="float" office:value="0.930385289" calcext:value-type="float">
            <text:p>0.930385289</text:p>
          </table:table-cell>
          <table:table-cell office:value-type="float" office:value="0.4522990976" calcext:value-type="float">
            <text:p>0.4522990976</text:p>
          </table:table-cell>
          <table:table-cell office:value-type="float" office:value="0.620631857" calcext:value-type="float">
            <text:p>0.620631857</text:p>
          </table:table-cell>
        </table:table-row>
        <table:table-row table:style-name="ro1">
          <table:table-cell office:value-type="float" office:value="0.4684091764" calcext:value-type="float">
            <text:p>0.468409176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09156586" calcext:value-type="float">
            <text:p>0.5091565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1879466413" calcext:value-type="float">
            <text:p>0.1879466413</text:p>
          </table:table-cell>
        </table:table-row>
        <table:table-row table:style-name="ro1">
          <table:table-cell office:value-type="float" office:value="0.4894727173" calcext:value-type="float">
            <text:p>0.489472717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466844512" calcext:value-type="float">
            <text:p>0.546684451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512135922" calcext:value-type="float">
            <text:p>0.251213592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3873189145" calcext:value-type="float">
            <text:p>0.3873189145</text:p>
          </table:table-cell>
          <table:table-cell office:value-type="float" office:value="0.4798944894" calcext:value-type="float">
            <text:p>0.4798944894</text:p>
          </table:table-cell>
          <table:table-cell office:value-type="float" office:value="0.9969545221" calcext:value-type="float">
            <text:p>0.9969545221</text:p>
          </table:table-cell>
          <table:table-cell office:value-type="float" office:value="0.7149053214" calcext:value-type="float">
            <text:p>0.7149053214</text:p>
          </table:table-cell>
        </table:table-row>
        <table:table-row table:style-name="ro1">
          <table:table-cell office:value-type="float" office:value="0.843261313" calcext:value-type="float">
            <text:p>0.843261313</text:p>
          </table:table-cell>
          <table:table-cell office:value-type="float" office:value="0.311281" calcext:value-type="float">
            <text:p>0.311281</text:p>
          </table:table-cell>
          <table:table-cell office:value-type="float" office:value="0.2108909203" calcext:value-type="float">
            <text:p>0.2108909203</text:p>
          </table:table-cell>
          <table:table-cell office:value-type="float" office:value="0.4536165592" calcext:value-type="float">
            <text:p>0.4536165592</text:p>
          </table:table-cell>
        </table:table-row>
        <table:table-row table:style-name="ro1">
          <table:table-cell office:value-type="float" office:value="0.5591085271" calcext:value-type="float">
            <text:p>0.559108527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016787537" calcext:value-type="float">
            <text:p>0.501678753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696767174" calcext:value-type="float">
            <text:p>0.469676717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698632891" calcext:value-type="float">
            <text:p>0.569863289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459546173" calcext:value-type="float">
            <text:p>0.745954617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9805477" calcext:value-type="float">
            <text:p>0.49805477</text:p>
          </table:table-cell>
          <table:table-cell office:value-type="float" office:value="0.5080832384" calcext:value-type="float">
            <text:p>0.5080832384</text:p>
          </table:table-cell>
        </table:table-row>
        <table:table-row table:style-name="ro1">
          <table:table-cell office:value-type="float" office:value="0.6315789474" calcext:value-type="float">
            <text:p>0.631578947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63592233" calcext:value-type="float">
            <text:p>0.6635922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4942363112" calcext:value-type="float">
            <text:p>0.49423631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439768977" calcext:value-type="float">
            <text:p>0.6439768977</text:p>
          </table:table-cell>
        </table:table-row>
        <table:table-row table:style-name="ro1">
          <table:table-cell office:value-type="float" office:value="0.6758213015" calcext:value-type="float">
            <text:p>0.67582130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5593813502" calcext:value-type="float">
            <text:p>0.559381350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363443596" calcext:value-type="float">
            <text:p>0.636344359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313303024" calcext:value-type="float">
            <text:p>0.731330302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361862116" calcext:value-type="float">
            <text:p>0.73618621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490933701" calcext:value-type="float">
            <text:p>0.749093370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515267176" calcext:value-type="float">
            <text:p>0.751526717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7606951872" calcext:value-type="float">
            <text:p>0.760695187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8267788549" calcext:value-type="float">
            <text:p>0.826778854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518476864" calcext:value-type="float">
            <text:p>0.2518476864</text:p>
          </table:table-cell>
        </table:table-row>
        <table:table-row table:style-name="ro1">
          <table:table-cell office:value-type="float" office:value="0.7815351583" calcext:value-type="float">
            <text:p>0.781535158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9673934015" calcext:value-type="float">
            <text:p>0.967393401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613911649" calcext:value-type="float">
            <text:p>0.4613911649</text:p>
          </table:table-cell>
          <table:table-cell office:value-type="float" office:value="0.4831453327" calcext:value-type="float">
            <text:p>0.4831453327</text:p>
          </table:table-cell>
        </table:table-row>
        <table:table-row table:style-name="ro1">
          <table:table-cell office:value-type="float" office:value="0.5660535117" calcext:value-type="float">
            <text:p>0.566053511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868870403" calcext:value-type="float">
            <text:p>0.7868870403</text:p>
          </table:table-cell>
        </table:table-row>
        <table:table-row table:style-name="ro1">
          <table:table-cell office:value-type="float" office:value="0.802748227" calcext:value-type="float">
            <text:p>0.80274822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1121949437" calcext:value-type="float">
            <text:p>0.112194943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50832606" calcext:value-type="float">
            <text:p>0.7350832606</text:p>
          </table:table-cell>
          <table:table-cell office:value-type="float" office:value="0.7932064108" calcext:value-type="float">
            <text:p>0.7932064108</text:p>
          </table:table-cell>
        </table:table-row>
        <table:table-row table:style-name="ro1">
          <table:table-cell office:value-type="float" office:value="0.6990709268" calcext:value-type="float">
            <text:p>0.6990709268</text:p>
          </table:table-cell>
          <table:table-cell office:value-type="float" office:value="0.7278042688" calcext:value-type="float">
            <text:p>0.727804268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6982311539" calcext:value-type="float">
            <text:p>0.69823115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93002545" calcext:value-type="float">
            <text:p>0.7393002545</text:p>
          </table:table-cell>
        </table:table-row>
        <table:table-row table:style-name="ro1">
          <table:table-cell office:value-type="float" office:value="0.03784825653" calcext:value-type="float">
            <text:p>0.037848256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203152364" calcext:value-type="float">
            <text:p>0.8203152364</text:p>
          </table:table-cell>
          <table:table-cell office:value-type="float" office:value="0.6740752017" calcext:value-type="float">
            <text:p>0.6740752017</text:p>
          </table:table-cell>
        </table:table-row>
        <table:table-row table:style-name="ro1">
          <table:table-cell office:value-type="float" office:value="0.2341835605" calcext:value-type="float">
            <text:p>0.234183560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991690324" calcext:value-type="float">
            <text:p>0.899169032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8685770751" calcext:value-type="float">
            <text:p>0.868577075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265138154" calcext:value-type="float">
            <text:p>0.265138154</text:p>
          </table:table-cell>
          <table:table-cell office:value-type="float" office:value="0.9637864641" calcext:value-type="float">
            <text:p>0.963786464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1779548473" calcext:value-type="float">
            <text:p>0.177954847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717532468" calcext:value-type="float">
            <text:p>0.971753246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1454314721" calcext:value-type="float">
            <text:p>0.145431472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969849246" calcext:value-type="float">
            <text:p>0.8969849246</text:p>
          </table:table-cell>
          <table:table-cell office:value-type="float" office:value="0.8600371747" calcext:value-type="float">
            <text:p>0.8600371747</text:p>
          </table:table-cell>
        </table:table-row>
        <table:table-row table:style-name="ro1">
          <table:table-cell office:value-type="float" office:value="0.9502806736" calcext:value-type="float">
            <text:p>0.950280673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9945054945" calcext:value-type="float">
            <text:p>0.99450549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0.9264023619" calcext:value-type="float">
            <text:p>0.9264023619</text:p>
          </table:table-cell>
          <table:table-cell office:value-type="float" office:value="0.8593020897" calcext:value-type="float">
            <text:p>0.859302089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309908038" calcext:value-type="float">
            <text:p>0.630990803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231839311" calcext:value-type="float">
            <text:p>0.5231839311</text:p>
          </table:table-cell>
          <table:table-cell office:value-type="float" office:value="0.09716882487" calcext:value-type="float">
            <text:p>0.0971688249</text:p>
          </table:table-cell>
          <table:table-cell office:value-type="float" office:value="0.5832240777" calcext:value-type="float">
            <text:p>0.583224077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43899782" calcext:value-type="float">
            <text:p>0.424389978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273559012" calcext:value-type="float">
            <text:p>0.227355901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934230258" calcext:value-type="float">
            <text:p>0.993423025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644746805" calcext:value-type="float">
            <text:p>0.564474680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700669257" calcext:value-type="float">
            <text:p>0.8700669257</text:p>
          </table:table-cell>
          <table:table-cell office:value-type="float" office:value="0.4845549633" calcext:value-type="float">
            <text:p>0.484554963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562838888" calcext:value-type="float">
            <text:p>0.456283888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770465787" calcext:value-type="float">
            <text:p>0.277046578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239090421" calcext:value-type="float">
            <text:p>0.523909042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302111099" calcext:value-type="float">
            <text:p>0.630211109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517990874" calcext:value-type="float">
            <text:p>0.451799087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827392852" calcext:value-type="float">
            <text:p>0.482739285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333026809" calcext:value-type="float">
            <text:p>0.533302680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75574655" calcext:value-type="float">
            <text:p>0.557557465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97992586" calcext:value-type="float">
            <text:p>0.4979925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366550242" calcext:value-type="float">
            <text:p>0.8366550242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606770833" calcext:value-type="float">
            <text:p>0.860677083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858839498" calcext:value-type="float">
            <text:p>0.7858839498</text:p>
          </table:table-cell>
          <table:table-cell office:value-type="float" office:value="0.9171159761" calcext:value-type="float">
            <text:p>0.917115976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652101401" calcext:value-type="float">
            <text:p>0.565210140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268629923" calcext:value-type="float">
            <text:p>0.6268629923</text:p>
          </table:table-cell>
          <table:table-cell office:value-type="float" office:value="0.6738932136" calcext:value-type="float">
            <text:p>0.6738932136</text:p>
          </table:table-cell>
          <table:table-cell office:value-type="float" office:value="0.5524195165" calcext:value-type="float">
            <text:p>0.552419516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82383663" calcext:value-type="float">
            <text:p>0.782383663</text:p>
          </table:table-cell>
          <table:table-cell office:value-type="float" office:value="0.7117439888" calcext:value-type="float">
            <text:p>0.7117439888</text:p>
          </table:table-cell>
          <table:table-cell office:value-type="float" office:value="0.2711410281" calcext:value-type="float">
            <text:p>0.271141028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052928449" calcext:value-type="float">
            <text:p>0.7052928449</text:p>
          </table:table-cell>
          <table:table-cell office:value-type="float" office:value="0.08399827559" calcext:value-type="float">
            <text:p>0.083998275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497160224" calcext:value-type="float">
            <text:p>0.749716022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1761249849" calcext:value-type="float">
            <text:p>0.176124984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678536415" calcext:value-type="float">
            <text:p>0.467853641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894761151" calcext:value-type="float">
            <text:p>0.8894761151</text:p>
          </table:table-cell>
          <table:table-cell office:value-type="float" office:value="0.4552845155" calcext:value-type="float">
            <text:p>0.455284515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1240943161" calcext:value-type="float">
            <text:p>0.124094316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1724239696" calcext:value-type="float">
            <text:p>0.1724239696</text:p>
          </table:table-cell>
          <table:table-cell office:value-type="float" office:value="0.5982338946" calcext:value-type="float">
            <text:p>0.598233894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896927222" calcext:value-type="float">
            <text:p>0.589692722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716617195" calcext:value-type="float">
            <text:p>0.6716617195</text:p>
          </table:table-cell>
          <table:table-cell office:value-type="float" office:value="0.4287180221" calcext:value-type="float">
            <text:p>0.4287180221</text:p>
          </table:table-cell>
          <table:table-cell office:value-type="float" office:value="0.7201277597" calcext:value-type="float">
            <text:p>0.720127759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898433279" calcext:value-type="float">
            <text:p>0.7898433279</text:p>
          </table:table-cell>
          <table:table-cell office:value-type="float" office:value="0.8165756318" calcext:value-type="float">
            <text:p>0.816575631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491491491" calcext:value-type="float">
            <text:p>0.4491491491</text:p>
          </table:table-cell>
          <table:table-cell office:value-type="float" office:value="0.9678709056" calcext:value-type="float">
            <text:p>0.967870905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226902006" calcext:value-type="float">
            <text:p>0.8226902006</text:p>
          </table:table-cell>
          <table:table-cell office:value-type="float" office:value="0.3232648016" calcext:value-type="float">
            <text:p>0.3232648016</text:p>
          </table:table-cell>
          <table:table-cell office:value-type="float" office:value="0.6010254188" calcext:value-type="float">
            <text:p>0.601025418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002767601" calcext:value-type="float">
            <text:p>0.300276760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358516127" calcext:value-type="float">
            <text:p>0.635851612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134920224" calcext:value-type="float">
            <text:p>0.713492022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625851375" calcext:value-type="float">
            <text:p>0.5625851375</text:p>
          </table:table-cell>
          <table:table-cell office:value-type="float" office:value="0.8245216229" calcext:value-type="float">
            <text:p>0.824521622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260756086" calcext:value-type="float">
            <text:p>0.926075608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588286043" calcext:value-type="float">
            <text:p>0.958828604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887598479" calcext:value-type="float">
            <text:p>0.488759847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021086593" calcext:value-type="float">
            <text:p>0.502108659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673389524" calcext:value-type="float">
            <text:p>0.9673389524</text:p>
          </table:table-cell>
          <table:table-cell office:value-type="float" office:value="0.07005718954" calcext:value-type="float">
            <text:p>0.0700571895</text:p>
          </table:table-cell>
          <table:table-cell office:value-type="float" office:value="0.8391533394" calcext:value-type="float">
            <text:p>0.839153339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659674427" calcext:value-type="float">
            <text:p>0.3659674427</text:p>
          </table:table-cell>
          <table:table-cell office:value-type="float" office:value="0.5787360996" calcext:value-type="float">
            <text:p>0.578736099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06474252819" calcext:value-type="float">
            <text:p>0.0647425282</text:p>
          </table:table-cell>
          <table:table-cell office:value-type="float" office:value="0.6757844287" calcext:value-type="float">
            <text:p>0.6757844287</text:p>
          </table:table-cell>
          <table:table-cell office:value-type="float" office:value="0.3486676345" calcext:value-type="float">
            <text:p>0.348667634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976698333" calcext:value-type="float">
            <text:p>0.597669833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298366596" calcext:value-type="float">
            <text:p>0.829836659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458083639" calcext:value-type="float">
            <text:p>0.94580836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838287141" calcext:value-type="float">
            <text:p>0.583828714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996604959" calcext:value-type="float">
            <text:p>0.3996604959</text:p>
          </table:table-cell>
          <table:table-cell office:value-type="float" office:value="0.1809810566" calcext:value-type="float">
            <text:p>0.1809810566</text:p>
          </table:table-cell>
          <table:table-cell office:value-type="float" office:value="0.704823204" calcext:value-type="float">
            <text:p>0.70482320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335539944" calcext:value-type="float">
            <text:p>0.933553994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44301321" calcext:value-type="float">
            <text:p>0.674430132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205937114" calcext:value-type="float">
            <text:p>0.6205937114</text:p>
          </table:table-cell>
          <table:table-cell office:value-type="float" office:value="0.3772049588" calcext:value-type="float">
            <text:p>0.377204958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420663265" calcext:value-type="float">
            <text:p>0.8420663265</text:p>
          </table:table-cell>
          <table:table-cell office:value-type="float" office:value="0.08912920554" calcext:value-type="float">
            <text:p>0.089129205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823733626" calcext:value-type="float">
            <text:p>0.8823733626</text:p>
          </table:table-cell>
          <table:table-cell office:value-type="float" office:value="0.3430655384" calcext:value-type="float">
            <text:p>0.343065538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473406129" calcext:value-type="float">
            <text:p>0.4473406129</text:p>
          </table:table-cell>
          <table:table-cell office:value-type="float" office:value="0.5609828275" calcext:value-type="float">
            <text:p>0.560982827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97358437" calcext:value-type="float">
            <text:p>0.497358437</text:p>
          </table:table-cell>
          <table:table-cell office:value-type="float" office:value="0.3593153024" calcext:value-type="float">
            <text:p>0.359315302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964912281" calcext:value-type="float">
            <text:p>0.6964912281</text:p>
          </table:table-cell>
          <table:table-cell office:value-type="float" office:value="0.08398917855" calcext:value-type="float">
            <text:p>0.0839891786</text:p>
          </table:table-cell>
          <table:table-cell office:value-type="float" office:value="0.6781979639" calcext:value-type="float">
            <text:p>0.678197963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2000626919" calcext:value-type="float">
            <text:p>0.2000626919</text:p>
          </table:table-cell>
          <table:table-cell office:value-type="float" office:value="0.3179794044" calcext:value-type="float">
            <text:p>0.317979404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446519525" calcext:value-type="float">
            <text:p>0.344651952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73884418" calcext:value-type="float">
            <text:p>0.557388441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181929224" calcext:value-type="float">
            <text:p>0.4181929224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2358403" calcext:value-type="float">
            <text:p>0.73235840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019205298" calcext:value-type="float">
            <text:p>0.401920529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04063171" calcext:value-type="float">
            <text:p>0.550406317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99034257" calcext:value-type="float">
            <text:p>0.559903425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462698413" calcext:value-type="float">
            <text:p>0.646269841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78175165" calcext:value-type="float">
            <text:p>0.667817516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895571213" calcext:value-type="float">
            <text:p>0.9895571213</text:p>
          </table:table-cell>
          <table:table-cell office:value-type="float" office:value="0.7748426422" calcext:value-type="float">
            <text:p>0.7748426422</text:p>
          </table:table-cell>
          <table:table-cell office:value-type="float" office:value="0.8712911311" calcext:value-type="float">
            <text:p>0.871291131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126657665" calcext:value-type="float">
            <text:p>0.712665766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395623844" calcext:value-type="float">
            <text:p>0.439562384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06355199" calcext:value-type="float">
            <text:p>0.306355199</text:p>
          </table:table-cell>
          <table:table-cell office:value-type="float" office:value="0.2721100635" calcext:value-type="float">
            <text:p>0.272110063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41226784" calcext:value-type="float">
            <text:p>0.44122678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311557789" calcext:value-type="float">
            <text:p>0.5311557789</text:p>
          </table:table-cell>
          <table:table-cell office:value-type="float" office:value="0.4606922563" calcext:value-type="float">
            <text:p>0.4606922563</text:p>
          </table:table-cell>
          <table:table-cell office:value-type="float" office:value="0.4638174568" calcext:value-type="float">
            <text:p>0.463817456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1914663848" calcext:value-type="float">
            <text:p>0.1914663848</text:p>
          </table:table-cell>
          <table:table-cell office:value-type="float" office:value="0.6727694042" calcext:value-type="float">
            <text:p>0.672769404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250723607" calcext:value-type="float">
            <text:p>0.5250723607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051433451" calcext:value-type="float">
            <text:p>0.705143345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897171211" calcext:value-type="float">
            <text:p>0.889717121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708097363" calcext:value-type="float">
            <text:p>0.370809736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559300009" calcext:value-type="float">
            <text:p>0.555930000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187326553" calcext:value-type="float">
            <text:p>0.618732655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369524787" calcext:value-type="float">
            <text:p>0.236952478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04694354" calcext:value-type="float">
            <text:p>0.4204694354</text:p>
          </table:table-cell>
          <table:table-cell office:value-type="float" office:value="0.6831368994" calcext:value-type="float">
            <text:p>0.683136899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438884508" calcext:value-type="float">
            <text:p>0.743888450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457574124" calcext:value-type="float">
            <text:p>0.745757412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490384615" calcext:value-type="float">
            <text:p>0.74903846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638830013" calcext:value-type="float">
            <text:p>0.76388300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354919054" calcext:value-type="float">
            <text:p>0.8354919054</text:p>
          </table:table-cell>
          <table:table-cell office:value-type="float" office:value="0.2646579805" calcext:value-type="float">
            <text:p>0.264657980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970092915" calcext:value-type="float">
            <text:p>0.697009291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220201455" calcext:value-type="float">
            <text:p>0.722020145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455932531" calcext:value-type="float">
            <text:p>0.6455932531</text:p>
          </table:table-cell>
          <table:table-cell office:value-type="float" office:value="0.5875169607" calcext:value-type="float">
            <text:p>0.587516960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44214472" calcext:value-type="float">
            <text:p>0.6744214472</text:p>
          </table:table-cell>
          <table:table-cell office:value-type="float" office:value="0.4127900279" calcext:value-type="float">
            <text:p>0.412790027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687139229" calcext:value-type="float">
            <text:p>0.568713922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974829213" calcext:value-type="float">
            <text:p>0.6974829213</text:p>
          </table:table-cell>
          <table:table-cell office:value-type="float" office:value="0.5683421517" calcext:value-type="float">
            <text:p>0.5683421517</text:p>
          </table:table-cell>
          <table:table-cell office:value-type="float" office:value="0.4170857597" calcext:value-type="float">
            <text:p>0.417085759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707868852" calcext:value-type="float">
            <text:p>0.67078688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789613848" calcext:value-type="float">
            <text:p>0.778961384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672340426" calcext:value-type="float">
            <text:p>0.5672340426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001621403" calcext:value-type="float">
            <text:p>0.800162140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308950086" calcext:value-type="float">
            <text:p>0.8308950086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703349282" calcext:value-type="float">
            <text:p>0.770334928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70106241" calcext:value-type="float">
            <text:p>0.770106241</text:p>
          </table:table-cell>
          <table:table-cell office:value-type="float" office:value="0.8771486893" calcext:value-type="float">
            <text:p>0.877148689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71511628" calcext:value-type="float">
            <text:p>0.6671511628</text:p>
          </table:table-cell>
          <table:table-cell office:value-type="float" office:value="0.3430011862" calcext:value-type="float">
            <text:p>0.343001186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201692329" calcext:value-type="float">
            <text:p>0.9201692329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035232252" calcext:value-type="float">
            <text:p>0.703523225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2463021659" calcext:value-type="float">
            <text:p>0.2463021659</text:p>
          </table:table-cell>
          <table:table-cell office:value-type="float" office:value="0.365530303" calcext:value-type="float">
            <text:p>0.36553030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269914651" calcext:value-type="float">
            <text:p>0.6269914651</text:p>
          </table:table-cell>
          <table:table-cell office:value-type="float" office:value="0.7799659807" calcext:value-type="float">
            <text:p>0.779965980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1966121495" calcext:value-type="float">
            <text:p>0.1966121495</text:p>
          </table:table-cell>
          <table:table-cell office:value-type="float" office:value="0.3990380411" calcext:value-type="float">
            <text:p>0.3990380411</text:p>
          </table:table-cell>
          <table:table-cell office:value-type="float" office:value="0.5862884161" calcext:value-type="float">
            <text:p>0.586288416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04512345679" calcext:value-type="float">
            <text:p>0.045123456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05080771235" calcext:value-type="float">
            <text:p>0.050807712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07497721057" calcext:value-type="float">
            <text:p>0.074977210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08730800323" calcext:value-type="float">
            <text:p>0.087308003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09722578988" calcext:value-type="float">
            <text:p>0.097225789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1974631471" calcext:value-type="float">
            <text:p>0.197463147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069316892" calcext:value-type="float">
            <text:p>0.206931689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573402418" calcext:value-type="float">
            <text:p>0.257340241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748691099" calcext:value-type="float">
            <text:p>0.274869109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835996241" calcext:value-type="float">
            <text:p>0.283599624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023801542" calcext:value-type="float">
            <text:p>0.302380154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050847458" calcext:value-type="float">
            <text:p>0.305084745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087242438" calcext:value-type="float">
            <text:p>0.308724243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2951296983" calcext:value-type="float">
            <text:p>0.295129698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467191601" calcext:value-type="float">
            <text:p>0.246719160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240899562" calcext:value-type="float">
            <text:p>0.324089956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3311791383" calcext:value-type="float">
            <text:p>0.331179138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34055163" calcext:value-type="float">
            <text:p>0.33405516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372655777" calcext:value-type="float">
            <text:p>0.337265577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801521769" calcext:value-type="float">
            <text:p>0.380152176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902886302" calcext:value-type="float">
            <text:p>0.390288630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011042133" calcext:value-type="float">
            <text:p>0.401104213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094769781" calcext:value-type="float">
            <text:p>0.4094769781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14390602" calcext:value-type="float">
            <text:p>0.421439060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817302526" calcext:value-type="float">
            <text:p>0.4817302526</text:p>
          </table:table-cell>
          <table:table-cell office:value-type="float" office:value="0.1887965305" calcext:value-type="float">
            <text:p>0.1887965305</text:p>
          </table:table-cell>
          <table:table-cell office:value-type="float" office:value="0.3872066943" calcext:value-type="float">
            <text:p>0.387206694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299395995" calcext:value-type="float">
            <text:p>0.429939599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371206514" calcext:value-type="float">
            <text:p>0.437120651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43599493" calcext:value-type="float">
            <text:p>0.44359949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241706161" calcext:value-type="float">
            <text:p>0.524170616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223786066" calcext:value-type="float">
            <text:p>0.222378606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971005155" calcext:value-type="float">
            <text:p>0.497100515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267884093" calcext:value-type="float">
            <text:p>0.526788409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35639413" calcext:value-type="float">
            <text:p>0.53563941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379096166" calcext:value-type="float">
            <text:p>0.537909616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74137931" calcext:value-type="float">
            <text:p>0.574137931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498756837" calcext:value-type="float">
            <text:p>0.249875683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451086957" calcext:value-type="float">
            <text:p>0.545108695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478199719" calcext:value-type="float">
            <text:p>0.54781997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385452138" calcext:value-type="float">
            <text:p>0.5385452138</text:p>
          </table:table-cell>
          <table:table-cell office:value-type="float" office:value="0.4041139529" calcext:value-type="float">
            <text:p>0.4041139529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782682435" calcext:value-type="float">
            <text:p>0.5782682435</text:p>
          </table:table-cell>
          <table:table-cell office:value-type="float" office:value="0.5832061069" calcext:value-type="float">
            <text:p>0.5832061069</text:p>
          </table:table-cell>
          <table:table-cell office:value-type="float" office:value="0.288039306" calcext:value-type="float">
            <text:p>0.28803930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635578584" calcext:value-type="float">
            <text:p>0.563557858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823892894" calcext:value-type="float">
            <text:p>0.582389289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892895837" calcext:value-type="float">
            <text:p>0.589289583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925373134" calcext:value-type="float">
            <text:p>0.592537313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282423208" calcext:value-type="float">
            <text:p>0.7282423208</text:p>
          </table:table-cell>
          <table:table-cell office:value-type="float" office:value="0.272761194" calcext:value-type="float">
            <text:p>0.272761194</text:p>
          </table:table-cell>
          <table:table-cell office:value-type="float" office:value="0.3512247839" calcext:value-type="float">
            <text:p>0.351224783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600100226" calcext:value-type="float">
            <text:p>0.5600100226</text:p>
          </table:table-cell>
          <table:table-cell office:value-type="float" office:value="0.4819934944" calcext:value-type="float">
            <text:p>0.481993494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223713912" calcext:value-type="float">
            <text:p>0.622371391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07992388" calcext:value-type="float">
            <text:p>0.660799238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44855836" calcext:value-type="float">
            <text:p>0.664485583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5137195122" calcext:value-type="float">
            <text:p>0.5137195122</text:p>
          </table:table-cell>
          <table:table-cell office:value-type="float" office:value="0.6304719806" calcext:value-type="float">
            <text:p>0.630471980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723492723" calcext:value-type="float">
            <text:p>0.672349272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85026738" calcext:value-type="float">
            <text:p>0.685026738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871744792" calcext:value-type="float">
            <text:p>0.6871744792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5784094538" calcext:value-type="float">
            <text:p>0.5784094538</text:p>
          </table:table-cell>
          <table:table-cell office:value-type="float" office:value="0.6175684703" calcext:value-type="float">
            <text:p>0.617568470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932192467" calcext:value-type="float">
            <text:p>0.693219246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998152596" calcext:value-type="float">
            <text:p>0.699815259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061944904" calcext:value-type="float">
            <text:p>0.706194490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2998788215" calcext:value-type="float">
            <text:p>0.2998788215</text:p>
          </table:table-cell>
          <table:table-cell office:value-type="float" office:value="0.7669655562" calcext:value-type="float">
            <text:p>0.766965556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370417193" calcext:value-type="float">
            <text:p>0.737041719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426301853" calcext:value-type="float">
            <text:p>0.742630185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6632996633" calcext:value-type="float">
            <text:p>0.6632996633</text:p>
          </table:table-cell>
          <table:table-cell office:value-type="float" office:value="0.6269999075" calcext:value-type="float">
            <text:p>0.626999907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668487395" calcext:value-type="float">
            <text:p>0.766848739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750708649" calcext:value-type="float">
            <text:p>0.7750708649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802685896" calcext:value-type="float">
            <text:p>0.780268589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3556053812" calcext:value-type="float">
            <text:p>0.3556053812</text:p>
          </table:table-cell>
          <table:table-cell office:value-type="float" office:value="0.8296292281" calcext:value-type="float">
            <text:p>0.829629228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410849835" calcext:value-type="float">
            <text:p>0.410849835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214285714" calcext:value-type="float">
            <text:p>0.8214285714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2513089005" calcext:value-type="float">
            <text:p>0.2513089005</text:p>
          </table:table-cell>
          <table:table-cell office:value-type="float" office:value="0.8339100346" calcext:value-type="float">
            <text:p>0.8339100346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7980796286" calcext:value-type="float">
            <text:p>0.79807962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6377113298" calcext:value-type="float">
            <text:p>0.6377113298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7416676657" calcext:value-type="float">
            <text:p>0.7416676657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044787083" calcext:value-type="float">
            <text:p>0.804478708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2929115407" calcext:value-type="float">
            <text:p>0.2929115407</text:p>
          </table:table-cell>
          <table:table-cell office:value-type="float" office:value="0.8579104478" calcext:value-type="float">
            <text:p>0.857910447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150943396" calcext:value-type="float">
            <text:p>0.815094339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190714908" calcext:value-type="float">
            <text:p>0.819071490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1043328793" calcext:value-type="float">
            <text:p>0.1043328793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54485912" calcext:value-type="float">
            <text:p>0.854485912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088853581" calcext:value-type="float">
            <text:p>0.4088853581</text:p>
          </table:table-cell>
          <table:table-cell office:value-type="float" office:value="0.8775020016" calcext:value-type="float">
            <text:p>0.877502001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545745817" calcext:value-type="float">
            <text:p>0.8545745817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697792363" calcext:value-type="float">
            <text:p>0.8697792363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731322244" calcext:value-type="float">
            <text:p>0.873132224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8799835594" calcext:value-type="float">
            <text:p>0.879983559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897857925" calcext:value-type="float">
            <text:p>0.897857925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009752438" calcext:value-type="float">
            <text:p>0.9009752438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4774788036" calcext:value-type="float">
            <text:p>0.4774788036</text:p>
          </table:table-cell>
          <table:table-cell office:value-type="float" office:value="0.9401690391" calcext:value-type="float">
            <text:p>0.9401690391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275675676" calcext:value-type="float">
            <text:p>0.927567567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349768081" calcext:value-type="float">
            <text:p>0.934976808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361839974" calcext:value-type="float">
            <text:p>0.9361839974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373442506" calcext:value-type="float">
            <text:p>0.9373442506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408163265" calcext:value-type="float">
            <text:p>0.9408163265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office:value-type="float" office:value="0.9454887218" calcext:value-type="float">
            <text:p>0.945488721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748091603" calcext:value-type="float">
            <text:p>0.9748091603</text:p>
          </table:table-cell>
        </table:table-row>
        <table:table-row table:style-name="ro1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float" office:value="0.9153065423" calcext:value-type="float">
            <text:p>0.9153065423</text:p>
          </table:table-cell>
          <table:table-cell office:value-type="float" office:value="0.7659214502" calcext:value-type="float">
            <text:p>0.7659214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4:54:14.044746800</meta:creation-date>
    <dc:date>2017-10-30T14:55:01.764701345</dc:date>
    <meta:editing-duration>PT47S</meta:editing-duration>
    <meta:editing-cycles>1</meta:editing-cycles>
    <meta:document-statistic meta:table-count="1" meta:cell-count="1752" meta:object-count="0"/>
    <meta:generator>LibreOffice/5.1.6.2$Linux_X86_64 LibreOffice_project/10m0$Build-2</meta:generator>
  </office:meta>
</office:document-meta>
</file>